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office:font-face-decls>
  <office:automatic-styles>
    <style:style style:name="P1" style:family="paragraph" style:parent-style-name="Text_20_body">
      <style:paragraph-properties fo:margin-top="0.212cm" fo:margin-bottom="0.212cm" style:contextual-spacing="false" fo:text-align="center" style:justify-single-word="false" fo:padding="0cm" fo:border="none"/>
    </style:style>
    <style:style style:name="P2" style:family="paragraph" style:parent-style-name="Text_20_body">
      <style:paragraph-properties fo:margin-top="0cm" fo:margin-bottom="0.212cm" style:contextual-spacing="false" fo:text-align="justify" style:justify-single-word="false" fo:padding="0cm" fo:border="none"/>
    </style:style>
    <style:style style:name="P3" style:family="paragraph" style:parent-style-name="Text_20_body">
      <style:paragraph-properties fo:margin-left="0cm" fo:margin-right="0cm" fo:margin-top="0cm" fo:margin-bottom="0.212cm" style:contextual-spacing="false" fo:text-align="justify" style:justify-single-word="false" fo:text-indent="1.249cm" style:auto-text-indent="false" fo:padding="0cm" fo:border="none"/>
    </style:style>
    <style:style style:name="P4" style:family="paragraph" style:parent-style-name="Text_20_body">
      <style:paragraph-properties fo:margin-left="1.249cm" fo:margin-right="0cm" fo:margin-top="0cm" fo:margin-bottom="0.212cm" style:contextual-spacing="false" fo:text-align="justify" style:justify-single-word="false" fo:text-indent="0cm" style:auto-text-indent="false" fo:padding="0cm" fo:border="none"/>
    </style:style>
    <style:style style:name="P5" style:family="paragraph" style:parent-style-name="Text_20_body">
      <style:paragraph-properties fo:margin-top="0cm" fo:margin-bottom="0cm" style:contextual-spacing="false" fo:text-align="justify" style:justify-single-word="false" fo:padding="0cm" fo:border="none"/>
    </style:style>
    <style:style style:name="P6" style:family="paragraph" style:parent-style-name="Text_20_body">
      <style:paragraph-properties fo:margin-top="0cm" fo:margin-bottom="0.212cm" style:contextual-spacing="false" fo:text-align="justify" style:justify-single-word="false" fo:padding="0cm" fo:border="none"/>
      <style:text-properties fo:color="#000000" loext:opacity="100%" style:font-name="Times New Roman" fo:font-size="12pt" fo:font-weight="bold"/>
    </style:style>
    <style:style style:name="P7" style:family="paragraph" style:parent-style-name="Text_20_body">
      <style:paragraph-properties fo:margin-top="0.212cm" fo:margin-bottom="0.212cm" style:contextual-spacing="false" fo:text-align="center" style:justify-single-word="false" fo:padding="0cm" fo:border="none"/>
      <style:text-properties fo:color="#000000" loext:opacity="100%" style:font-name="Times New Roman" fo:font-size="12pt" fo:font-weight="bold"/>
    </style:style>
    <style:style style:name="P8" style:family="paragraph" style:parent-style-name="Text_20_body">
      <style:paragraph-properties fo:margin-top="0cm" fo:margin-bottom="0.212cm" style:contextual-spacing="false" fo:text-align="justify" style:justify-single-word="false" fo:padding="0cm" fo:border="none"/>
      <style:text-properties fo:color="#000000" loext:opacity="100%" style:font-name="Times New Roman" fo:font-size="12pt"/>
    </style:style>
    <style:style style:name="P9" style:family="paragraph" style:parent-style-name="Text_20_body">
      <style:paragraph-properties fo:margin-left="0cm" fo:margin-right="0cm" fo:margin-top="0cm" fo:margin-bottom="0.212cm" style:contextual-spacing="false" fo:text-align="justify" style:justify-single-word="false" fo:text-indent="1.249cm" style:auto-text-indent="false" fo:padding="0cm" fo:border="none"/>
      <style:text-properties fo:color="#000000" loext:opacity="100%" style:font-name="Times New Roman" fo:font-size="12pt"/>
    </style:style>
    <style:style style:name="P10" style:family="paragraph" style:parent-style-name="Text_20_body">
      <style:paragraph-properties fo:margin-top="0cm" fo:margin-bottom="0cm" style:contextual-spacing="false" fo:text-align="justify" style:justify-single-word="false" fo:padding="0cm" fo:border="none"/>
      <style:text-properties fo:color="#000000" loext:opacity="100%" style:font-name="Times New Roman" fo:font-size="12pt"/>
    </style:style>
    <style:style style:name="P11" style:family="paragraph" style:parent-style-name="Text_20_body">
      <style:paragraph-properties fo:margin-left="1.249cm" fo:margin-right="0cm" fo:margin-top="0cm" fo:margin-bottom="0.212cm" style:contextual-spacing="false" fo:text-align="justify" style:justify-single-word="false" fo:text-indent="0cm" style:auto-text-indent="false" fo:padding="0cm" fo:border="none"/>
      <style:text-properties fo:color="#000000" loext:opacity="100%" style:font-name="Times New Roman" fo:font-size="12pt"/>
    </style:style>
    <style:style style:name="P12" style:family="paragraph" style:parent-style-name="Text_20_body">
      <style:paragraph-properties fo:margin-top="0cm" fo:margin-bottom="0.212cm" style:contextual-spacing="false" fo:text-align="center" style:justify-single-word="false" fo:padding="0cm" fo:border="none"/>
      <style:text-properties fo:color="#000000" loext:opacity="100%" style:font-name="Times New Roman" fo:font-size="12pt"/>
    </style:style>
    <style:style style:name="P13" style:family="paragraph" style:parent-style-name="Text_20_body">
      <style:paragraph-properties fo:margin-top="0cm" fo:margin-bottom="0.212cm" style:contextual-spacing="false" fo:text-align="justify" style:justify-single-word="false" fo:padding="0cm" fo:border="none"/>
      <style:text-properties fo:color="#000000" loext:opacity="100%"/>
    </style:style>
    <style:style style:name="P14" style:family="paragraph" style:parent-style-name="Text_20_body">
      <style:paragraph-properties fo:margin-top="0cm" fo:margin-bottom="0.212cm" style:contextual-spacing="false" fo:text-align="justify" style:justify-single-word="false" fo:padding="0cm" fo:border="none"/>
      <style:text-properties fo:color="#000000" loext:opacity="100%" style:font-name="Times New Roman" fo:font-size="12pt"/>
    </style:style>
    <style:style style:name="P15" style:family="paragraph" style:parent-style-name="Text_20_body">
      <style:paragraph-properties fo:margin-left="1.249cm" fo:margin-right="0cm" fo:margin-top="0cm" fo:margin-bottom="0.212cm" style:contextual-spacing="false" fo:text-align="justify" style:justify-single-word="false" fo:text-indent="0cm" style:auto-text-indent="false" fo:padding="0cm" fo:border="none"/>
      <style:text-properties fo:color="#000000" loext:opacity="100%" style:font-name="Times New Roman" fo:font-size="12pt"/>
    </style:style>
    <style:style style:name="P16" style:family="paragraph" style:parent-style-name="Text_20_body">
      <style:paragraph-properties fo:margin-left="0cm" fo:margin-right="0cm" fo:margin-top="0cm" fo:margin-bottom="0.212cm" style:contextual-spacing="false" fo:text-align="justify" style:justify-single-word="false" fo:text-indent="1.249cm" style:auto-text-indent="false" fo:padding="0cm" fo:border="none"/>
      <style:text-properties fo:color="#000000" loext:opacity="100%" style:font-name="Times New Roman" fo:font-size="12pt"/>
    </style:style>
    <style:style style:name="P17" style:family="paragraph" style:parent-style-name="Text_20_body">
      <style:paragraph-properties fo:margin-top="0cm" fo:margin-bottom="0.212cm" style:contextual-spacing="false" fo:text-align="justify" style:justify-single-word="false" fo:padding="0cm" fo:border="none"/>
      <style:text-properties fo:color="#000000" loext:opacity="100%" style:font-name="Times New Roman" fo:font-size="12pt" fo:font-weight="bold"/>
    </style:style>
    <style:style style:name="P18" style:family="paragraph" style:parent-style-name="Heading_20_2">
      <style:text-properties fo:color="#ff0000" loext:opacity="100%" style:font-name="Times New Roman" fo:font-size="12pt" fo:font-weight="bold"/>
    </style:style>
    <style:style style:name="T1" style:family="text">
      <style:text-properties fo:color="#000000" loext:opacity="100%"/>
    </style:style>
    <style:style style:name="T2" style:family="text">
      <style:text-properties fo:color="#000000" loext:opacity="100%" style:font-name="Times New Roman" fo:font-size="12pt"/>
    </style:style>
    <style:style style:name="T3" style:family="text">
      <style:text-properties fo:color="#000000" loext:opacity="100%" style:font-name="Times New Roman" fo:font-size="12pt" fo:font-weight="bold"/>
    </style:style>
    <style:style style:name="T4" style:family="text">
      <style:text-properties fo:color="#000000" loext:opacity="100%" style:font-name="Times New Roman" fo:font-size="12pt"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2"><text:bookmark text:name="_Toc489171090"/>25 DÉCEMBRE Naissance selon la chair de notre Seigneur, <text:line-break/> Dieu et Sauveur Jésus Christ</text:h>
      <text:p text:style-name="P1"><text:span text:style-name="T3">VÊPRES</text:span><text:span text:style-name="T1"> </text:span></text:p>
      <text:p text:style-name="P2"><text:span text:style-name="T4">Après les prières initiales, le Psaume 103 et la grande Litanie</text:span><text:span text:style-name="T1"> </text:span><text:span text:style-name="T4">de paix, pas de lecture du Psautier. </text:span></text:p>
      <text:p text:style-name="P6">Lucernaire, t. 2 </text:p>
      <text:p text:style-name="P2"><text:span text:style-name="T2">Venez, réjouissons-nous dans le Seigneur * en exposant le mystère de ce jour. * Le mur de séparation est renversé</text:span><text:span text:style-name="T1"> </text:span><text:span text:style-name="T2">;</text:span><text:span text:style-name="T1"> </text:span><text:span text:style-name="T2">* le glaive flamboyant est déposé, * les Chérubins ne gardent plus l&amp;apos;arbre de vie</text:span><text:span text:style-name="T1"> </text:span><text:span text:style-name="T2">;</text:span><text:span text:style-name="T1"> </text:span><text:span text:style-name="T2">* et moi, je participe aux délices du Paradis * dont la désobéissance m&amp;apos;avait exclu, * car l&amp;apos;Icône immuable du Père divin, * l&amp;apos;empreinte de son éternité, * prend forme d&amp;apos;esclave en naissant * d&amp;apos;une Mère vierge, sans subir de changement, * et le Dieu véritable demeure ce qu&amp;apos;il était, * assumant ce qui lui était étranger, * l&amp;apos;humanité, par amour des hommes</text:span><text:span text:style-name="T1"> </text:span><text:span text:style-name="T2">;</text:span><text:span text:style-name="T1"> </text:span><text:span text:style-name="T2">* aussi chantons à notre Dieu</text:span><text:span text:style-name="T1"> </text:span><text:span text:style-name="T2">:</text:span><text:span text:style-name="T1"> </text:span><text:span text:style-name="T2">* Toi qui es né de la Vierge, aie pitié de nous. <text:line-break/> </text:span><text:span text:style-name="T4">(2</text:span><text:span text:style-name="T1"> </text:span><text:span text:style-name="T4">fois) </text:span></text:p>
      <text:p text:style-name="P2"><text:span text:style-name="T2">Naissant de la Vierge sainte, le Seigneur * illumine l&amp;apos;univers</text:span><text:span text:style-name="T1"> </text:span><text:span text:style-name="T2">;</text:span><text:span text:style-name="T1"> </text:span><text:span text:style-name="T2">* les Bergers passent la nuit dans les champs, * les Mages se prosternent devant Dieu, * les Anges le chantent dans les cieux, * tandis qu&amp;apos;Hérode est troublé, * car Dieu est apparu dans la chair * comme Sauveur de nos âmes. </text:span><text:span text:style-name="T4">(2</text:span><text:span text:style-name="T1"> </text:span><text:span text:style-name="T4">fois) </text:span></text:p>
      <text:p text:style-name="P2"><text:span text:style-name="T2">Ton règne,</text:span><text:span text:style-name="T1"> </text:span><text:span text:style-name="T2">ô Christ notre Dieu, * est un règne pour les siècles, * ton empire, pour les âges des âges. * Toi qui pris Chair du saint Esprit * et de la toujours-vierge Marie, * tu as fait luire sur nous ta clarté * en ton avènement,</text:span><text:span text:style-name="T1"> </text:span><text:span text:style-name="T2">ô Christ notre Dieu</text:span><text:span text:style-name="T1"> </text:span><text:span text:style-name="T2">;</text:span><text:span text:style-name="T1"> </text:span><text:span text:style-name="T2">* lumière de lumière et le reflet du Père, * tu as illuminé toute la création. * Tout ce qui vit et respire te loue, * marque du Père en sa divine splendeur. * Toi dont l&amp;apos;existence précède les temps * et qui, né d&amp;apos;une Vierge, as brillé comme Dieu, * Seigneur Jésus, aie pitié de nous. </text:span></text:p>
      <text:p text:style-name="P2"><text:span text:style-name="T2">Ô Christ, que pouvons-nous t&amp;apos;offrir en présent * pour être apparu sur terre en notre <text:line-break/> humanité</text:span><text:span text:style-name="T1"> </text:span><text:span text:style-name="T2">?</text:span><text:span text:style-name="T1"> </text:span><text:span text:style-name="T2">* Chacune de tes créatures, en effet, * exprime son action de grâce en <text:line-break/> t&amp;apos;apportant</text:span><text:span text:style-name="T1"> </text:span><text:span text:style-name="T2">:</text:span><text:span text:style-name="T1"> </text:span><text:span text:style-name="T2">* les Anges, leur chant, * le Ciel, une étoile, * les Mages, leurs cadeaux, * les Bergers, l&amp;apos;émerveillement, * la Terre, une grotte, * le Désert, une crèche * et nous-mêmes une Mère vierge. * Dieu d&amp;apos;avant les siècles, aie pitié de nous. </text:span></text:p>
      <text:p text:style-name="P3"><text:span text:style-name="T2">Gloire...</text:span><text:span text:style-name="T1"> </text:span><text:span text:style-name="T2">Maintenant...</text:span><text:span text:style-name="T1"> </text:span></text:p>
      <text:p text:style-name="P2"><text:span text:style-name="T2">Auguste, régnant seul sur le monde habité, * fit cesser la multitude des pouvoirs temporels * et ton incarnation de la Vierge immaculée fit cesser la multitude des faux-dieux</text:span><text:span text:style-name="T1"> </text:span><text:span text:style-name="T2">;</text:span><text:span text:style-name="T1"> </text:span><text:span text:style-name="T2">* de même que toutes les cités * furent soumises à un royaume universel, * de même toutes les nations crurent en un seul Dieu souverain</text:span><text:span text:style-name="T1"> </text:span><text:span text:style-name="T2">;</text:span><text:span text:style-name="T1"> </text:span><text:span text:style-name="T2">* et tandis que les peuples furent recensés sur l&amp;apos;ordre de César, * nous les fidèles, c&amp;apos;est au nom de notre Dieu, * au registre de la divinité, * qu&amp;apos;en ton incarnation nous fûmes inscrits. * Grande est ta miséricorde, Seigneur, gloire à toi. </text:span></text:p>
      <text:p text:style-name="P2"><text:span text:style-name="T4">Entrée avec l&amp;apos;Évangile. </text:span><text:span text:style-name="T2">Lumière joyeuse, </text:span><text:span text:style-name="T4">et les Lectures. </text:span></text:p>
      <text:p text:style-name="P2"><text:span text:style-name="T3">1. Lecture de la Genèse (1,</text:span><text:span text:style-name="T1"> </text:span><text:span text:style-name="T2">1-13</text:span><text:span text:style-name="T3">) </text:span></text:p>
      <text:p text:style-name="P2"><text:soft-page-break/><text:span text:style-name="T2">Au commencement, Dieu créa le ciel et la terre. La</text:span><text:span text:style-name="T1"> </text:span><text:span text:style-name="T2">terre était informe et vide, les ténèbres couvraient l&amp;apos;abîme, et l&amp;apos;esprit de Dieu planait sur les eaux. Dieu dit</text:span><text:span text:style-name="T1"> </text:span><text:span text:style-name="T2">:</text:span><text:span text:style-name="T1"> </text:span><text:span text:style-name="T2">Que la lumière soit</text:span><text:span text:style-name="T1"> </text:span><text:span text:style-name="T2">!</text:span><text:span text:style-name="T1"> </text:span><text:span text:style-name="T2">et la lumière fut. Dieu vit que la lumière était bonne, et il sépara la lumière des ténèbres. Dieu appela la lumière Jour</text:span><text:span text:style-name="T1"> </text:span><text:span text:style-name="T2">et les ténèbres Nuit. Il y eut un soir et il y eut un matin</text:span><text:span text:style-name="T1"> </text:span><text:span text:style-name="T2">:</text:span><text:span text:style-name="T1"> </text:span><text:span text:style-name="T2">ce fut le premier jour. Dieu dit</text:span><text:span text:style-name="T1"> </text:span><text:span text:style-name="T2">:</text:span><text:span text:style-name="T1"> </text:span><text:span text:style-name="T2">Qu&amp;apos;il y ait un firmament au milieu des eaux, et qu&amp;apos;il les sépare les unes des autres</text:span><text:span text:style-name="T1"> </text:span><text:span text:style-name="T2">!</text:span><text:span text:style-name="T1"> </text:span><text:span text:style-name="T2">Et il en fut ainsi</text:span><text:span text:style-name="T1"> </text:span><text:span text:style-name="T2">:</text:span><text:span text:style-name="T1"> </text:span><text:span text:style-name="T2">Dieu fit le firmament, et il sépara les eaux qui sont au-dessous du firmament de celles qui sont au-dessus. Dieu appela le firmament Ciel, et il vit que cela était bon. Il y eut un soir et il y eut un matin</text:span><text:span text:style-name="T1"> </text:span><text:span text:style-name="T2">:</text:span><text:span text:style-name="T1"> </text:span><text:span text:style-name="T2">ce fut le second jour. Dieu dit</text:span><text:span text:style-name="T1"> </text:span><text:span text:style-name="T2">:</text:span><text:span text:style-name="T1"> </text:span><text:span text:style-name="T2">Que les eaux qui sont au-dessous du ciel se rassemblent en un seul lieu et qu&amp;apos;apparaisse le continent</text:span><text:span text:style-name="T1"> </text:span><text:span text:style-name="T2">!</text:span><text:span text:style-name="T1"> </text:span><text:span text:style-name="T2">Et il en fut ainsi. Les eaux qui sont au-dessous du ciel se rassemblèrent en un seul lieu et le continent apparut. Dieu appela le continent Terre et la masse des eaux Mers, et Dieu vit que cela était bon. Dieu dit</text:span><text:span text:style-name="T1"> </text:span><text:span text:style-name="T2">:</text:span><text:span text:style-name="T1"> </text:span><text:span text:style-name="T2">Que la terre produise de la verdure, des herbes portant semence selon leur espèce et des arbres fruitiers donnant sur la terre des fruits contenant leur semence</text:span><text:span text:style-name="T1"> </text:span><text:span text:style-name="T2">!</text:span><text:span text:style-name="T1"> </text:span><text:span text:style-name="T2">Et il en fut ainsi. La terre produisit de la verdure, des herbes portant semence selon leur espèce et des arbres fruitiers donnant sur la terre des fruits contenant leur semence, et Dieu vit que cela était bon. Il y eut un soir et il y eut un matin</text:span><text:span text:style-name="T1"> </text:span><text:span text:style-name="T2">:</text:span><text:span text:style-name="T1"> </text:span><text:span text:style-name="T2">ce fut le troisième jour. </text:span></text:p>
      <text:p text:style-name="P2"><text:span text:style-name="T3">2. Lecture des Nombres (24,</text:span><text:span text:style-name="T1"> </text:span><text:span text:style-name="T2">2-3,</text:span><text:span text:style-name="T1"> </text:span><text:span text:style-name="T2">5-9,</text:span><text:span text:style-name="T1"> </text:span><text:span text:style-name="T2">17-18</text:span><text:span text:style-name="T3">) </text:span></text:p>
      <text:p text:style-name="P2"><text:span text:style-name="T2">L&amp;apos;Esprit de Dieu fut sur Balaam</text:span><text:span text:style-name="T1"> </text:span><text:span text:style-name="T2">;</text:span><text:span text:style-name="T1"> </text:span><text:span text:style-name="T2">et prononçant son oracle, il dit</text:span><text:span text:style-name="T1"> </text:span><text:span text:style-name="T2">:</text:span><text:span text:style-name="T1"> </text:span><text:span text:style-name="T2">Que tes demeures sont belles, Jacob, tes tabernacles, Israël</text:span><text:span text:style-name="T1"> </text:span><text:span text:style-name="T2">!</text:span><text:span text:style-name="T1"> </text:span><text:span text:style-name="T2">Comme des vallées ombragées, comme des jardins au bord des fleuves, comme des aloès que le Seigneur a plantés, comme des cèdres le long des eaux. Un homme sortira de sa race, et il sera le maître de nombreuses nations, sa royauté s&amp;apos;élèvera, sa puissance grandira. Dieu l&amp;apos;a fait sortir d&amp;apos;Égypte, il est pour lui comme la vigueur du buffle</text:span><text:span text:style-name="T1"> </text:span><text:span text:style-name="T2">;</text:span><text:span text:style-name="T1"> </text:span><text:span text:style-name="T2">il dévorera les nations qui lui sont hostiles, sucera leur graisse comme de la moelle et criblera de flèches ses ennemis. Accroupi, il s&amp;apos;est couché comme un lion, comme un lionceau qui le fera lever</text:span><text:span text:style-name="T1"> </text:span><text:span text:style-name="T2">?</text:span><text:span text:style-name="T1"> </text:span><text:span text:style-name="T2">Bénis soient ceux qui te bénissent, maudits soient ceux qui te maudissent</text:span><text:span text:style-name="T1"> </text:span><text:span text:style-name="T2">!</text:span><text:span text:style-name="T1"> </text:span><text:span text:style-name="T2">Un</text:span><text:span text:style-name="T1"> </text:span><text:span text:style-name="T2">astre sortira de Jacob, un homme se lèvera d&amp;apos;Israël</text:span><text:span text:style-name="T1"> </text:span><text:span text:style-name="T2">;</text:span><text:span text:style-name="T1"> </text:span><text:span text:style-name="T2">il frappera les chefs de Moab, emmènera captifs tous les fils de Seth. Edom sera sa possession, il prendra possession d&amp;apos;Esaü son ennemi</text:span><text:span text:style-name="T1"> </text:span><text:span text:style-name="T2">;</text:span><text:span text:style-name="T1"> </text:span><text:span text:style-name="T2">la puissance, c&amp;apos;est le fait d&amp;apos;Israël. </text:span></text:p>
      <text:p text:style-name="P2"><text:span text:style-name="T3">3.</text:span><text:span text:style-name="T1"> </text:span><text:span text:style-name="T3">Lecture de la Prophétie de Michée (4,</text:span><text:span text:style-name="T1"> </text:span><text:span text:style-name="T2">6-7</text:span><text:span text:style-name="T1"> </text:span><text:span text:style-name="T2">;</text:span><text:span text:style-name="T1"> </text:span><text:span text:style-name="T3">5,</text:span><text:span text:style-name="T1"> </text:span><text:span text:style-name="T2">1-3</text:span><text:span text:style-name="T3">) </text:span></text:p>
      <text:p text:style-name="P2"><text:span text:style-name="T2">En ce jour-là, dit le Seigneur, je rassemblerai les brebis éclopées, je recueillerai les égarées et celles que j&amp;apos;avais chassées. Des éclopées je ferai un reste, des égarées une puissante nation. Et le Seigneur sera leur roi sur la montagne de Sion, dès maintenant et pour les siècles. Et toi, Bethléem, maison d&amp;apos;Éphrata, tu n&amp;apos;es pas la moindre entre les milliers de Juda, car de toi sortira pour moi celui qui doit régner sur Israël et dont l&amp;apos;origine remonte au commencement, aux jours de l&amp;apos;éternité. C&amp;apos;est pourquoi Dieu les livrera jusqu&amp;apos;au temps où enfantera celle qui doit enfanter</text:span><text:span text:style-name="T1"> </text:span><text:span text:style-name="T2">;</text:span><text:span text:style-name="T1"> </text:span><text:span text:style-name="T2">et le reste de ses frères retournera vers les fils d&amp;apos;Israël. Il se lèvera et se montrera, et fera paître son troupeau avec la force du Seigneur</text:span><text:span text:style-name="T1"> </text:span><text:span text:style-name="T2">;</text:span><text:span text:style-name="T1"> </text:span><text:span text:style-name="T2">et dans la majesté du nom de son Dieu ils auront une demeure assurée, car il sera magnifié jusqu&amp;apos;aux extrémités de la terre. </text:span></text:p>
      <text:p text:style-name="P2"><text:span text:style-name="T4">On se lève pour le</text:span><text:span text:style-name="T1"> </text:span><text:span text:style-name="T4">tropaire</text:span><text:span text:style-name="T1"> </text:span><text:span text:style-name="T4">suivant</text:span><text:span text:style-name="T1"> </text:span><text:span text:style-name="T4">:</text:span><text:span text:style-name="T1"> </text:span></text:p>
      <text:p text:style-name="P6">t. 6 </text:p>
      <text:p text:style-name="P2"><text:span text:style-name="T2">Dans le secret de la grotte tu es né, * mais le ciel t&amp;apos;annonça * à tout l&amp;apos;univers en employant </text:span><text:soft-page-break/><text:span text:style-name="T2">* comme bouche l&amp;apos;étoile, Sauveur</text:span><text:span text:style-name="T1"> </text:span><text:span text:style-name="T2">;</text:span><text:span text:style-name="T1"> </text:span><text:span text:style-name="T2">* et il t&amp;apos;amena les Mages qui devant toi se prosternèrent avec foi. * Comme d&amp;apos;eux, Seigneur, aie pitié de nous. </text:span></text:p>
      <text:p text:style-name="P2"><text:span text:style-name="T2">Le Seigneur aime la ville qu&amp;apos;il a fondée sur les saintes montagnes</text:span><text:span text:style-name="T1"> </text:span><text:span text:style-name="T2">;</text:span><text:span text:style-name="T1"> </text:span><text:span text:style-name="T2">il préfère les portes de Sion à tous les tabernacles de Jacob. </text:span></text:p>
      <text:p text:style-name="P8">Et il t&amp;apos;amena les Mages qui devant toi se prosternèrent avec foi. * Comme d&amp;apos;eux, Seigneur, aie pitié de nous. </text:p>
      <text:p text:style-name="P2"><text:span text:style-name="T2">Qui parle de toi te glorifie, cité de Dieu. Je me souviendrai de Rahab</text:span><text:span text:style-name="T1"> </text:span><text:span text:style-name="T2">et de Babylone avec</text:span><text:span text:style-name="T1"> </text:span><text:span text:style-name="T2">ceux qui me connaissent. </text:span></text:p>
      <text:p text:style-name="P8">Et il t&amp;apos;amena les Mages qui devant toi se prosternèrent avec foi. * Comme d&amp;apos;eux, Seigneur, aie pitié de nous. </text:p>
      <text:p text:style-name="P8">Tyr, la Philistie ou l&amp;apos;Éthiopie, voici qu&amp;apos;un tel y est né. </text:p>
      <text:p text:style-name="P8">Et il t&amp;apos;amena les Mages qui devant toi se prosternèrent avec foi. * Comme d&amp;apos;eux, Seigneur, aie pitié de nous. </text:p>
      <text:p text:style-name="P2"><text:span text:style-name="T2">Mais Sion est notre mère, peut dire chacun, car en elle tout homme est né</text:span><text:span text:style-name="T1"> </text:span><text:span text:style-name="T2">;</text:span><text:span text:style-name="T1"> </text:span><text:span text:style-name="T2">et le Très-Haut lui-même en a posé les fondements. </text:span></text:p>
      <text:p text:style-name="P8">Et il t&amp;apos;amena les Mages qui devant toi se prosternèrent avec foi. * Comme d&amp;apos;eux, Seigneur, aie pitié de nous. </text:p>
      <text:p text:style-name="P8">Le Seigneur inscrira au registre les peuples et les princes qui y sont nés. Car tous ceux qui exultent de joie ont leur demeure en toi.</text:p>
      <text:p text:style-name="P8">Et il t&amp;apos;amena les Mages qui devant toi se prosternèrent avec foi. * Comme d&amp;apos;eux, Seigneur, aie pitié de nous. </text:p>
      <text:p text:style-name="P9">Gloire... Maintenant... </text:p>
      <text:p text:style-name="P2"><text:span text:style-name="T2">Dans le secret de la grotte tu es né, * mais le ciel t&amp;apos;annonça * à tout l&amp;apos;univers en employant * comme bouche l&amp;apos;étoile, Sauveur</text:span><text:span text:style-name="T1"> </text:span><text:span text:style-name="T2">;</text:span><text:span text:style-name="T1"> </text:span><text:span text:style-name="T2">* et il t&amp;apos;amena les Mages qui devant toi se prosternèrent avec foi. * Comme d&amp;apos;eux, Seigneur, aie pitié de nous. </text:span></text:p>
      <text:p text:style-name="P2"><text:span text:style-name="T3">4. Lecture de la Prophétie d’Isaïe (11,</text:span><text:span text:style-name="T1"> </text:span><text:span text:style-name="T2">1-10</text:span><text:span text:style-name="T3">)</text:span><text:span text:style-name="T1"> </text:span></text:p>
      <text:p text:style-name="P2"><text:span text:style-name="T2">Ainsi parle le Seigneur</text:span><text:span text:style-name="T1"> </text:span><text:span text:style-name="T2">:</text:span><text:span text:style-name="T1"> </text:span><text:span text:style-name="T2">Une tige sortira du tronc de Jessé, de sa racine poussera un surgeon</text:span><text:span text:style-name="T1"> </text:span><text:span text:style-name="T2">;</text:span><text:span text:style-name="T1"> </text:span><text:span text:style-name="T2">et sur lui reposera l&amp;apos;Esprit de Dieu, esprit de sagesse et d&amp;apos;intelligence, esprit de conseil et de force, esprit de connaissance et de piété, esprit de crainte de Dieu, dont il est rempli. Il ne juge pas sur l&amp;apos;apparence, ne se prononce point sur ouï-dire, mais il fait droit aux humbles en toute justice, et reprend avec droiture les notables du pays</text:span><text:span text:style-name="T1"> </text:span><text:span text:style-name="T2">;</text:span><text:span text:style-name="T1"> </text:span><text:span text:style-name="T2">il frappe la terre du verbe de sa bouche, et du souffle de ses lèvres fait mourir les impies. Justice est la ceinture de ses reins, loyauté, ce qui entoure ses flancs. Le loup prend sa pâture avec l&amp;apos;agneau, la panthère se couche près du chevreau</text:span><text:span text:style-name="T1"> </text:span><text:span text:style-name="T2">;</text:span><text:span text:style-name="T1"> </text:span><text:span text:style-name="T2">on voit paître ensemble le veau, le lion et le taureau, et avec eux leurs petits. Le lion mange de la paille comme le bœuf. Le nourrisson joue près du trou du serpent, sur le nid de la vipère l&amp;apos;enfant sevré met la main. On</text:span><text:span text:style-name="T1"> </text:span><text:span text:style-name="T2">ne fait plus de mal, on ne cause plus de tort sur ma sainte montagne, car toute la terre est remplie de la connaissance du Seigneur comme les eaux comblent la mer. En</text:span><text:span text:style-name="T1"> </text:span><text:span text:style-name="T2">ce jour-là, la racine de </text:span><text:soft-page-break/><text:span text:style-name="T2">Jessé se dressera comme sceptre des peuples</text:span><text:span text:style-name="T1"> </text:span><text:span text:style-name="T2">;</text:span><text:span text:style-name="T1"> </text:span><text:span text:style-name="T2">sur elle reposera l&amp;apos;espérance des nations, et glorieuse sera sa demeure. </text:span></text:p>
      <text:p text:style-name="P2"><text:span text:style-name="T3">5. Lecture de la Prophétie de Jérémie (Baruch 3,</text:span><text:span text:style-name="T1"> </text:span><text:span text:style-name="T2">36 -</text:span><text:span text:style-name="T1"> </text:span><text:span text:style-name="T3">4, </text:span><text:span text:style-name="T2">4</text:span><text:span text:style-name="T3">) </text:span></text:p>
      <text:p text:style-name="P2"><text:span text:style-name="T2">C&amp;apos;est lui notre Dieu, nul ne peut lui être comparé. Il a scruté toute voie de connaissance, et l&amp;apos;a confiée à Jacob son serviteur, à Israël son bien-aimé. Après cela, il est apparu sur la terre et il a conversé avec les hommes. C&amp;apos;est là le livre des préceptes de Dieu, la loi qui subsiste à jamais</text:span><text:span text:style-name="T1"> </text:span><text:span text:style-name="T2">;</text:span><text:span text:style-name="T1"> </text:span><text:span text:style-name="T2">tous ceux qui s&amp;apos;y attachent arrivent à la vie, mais ceux qui l&amp;apos;abandonnent vont à la mort. Reviens, Jacob, pour t&amp;apos;en saisir</text:span><text:span text:style-name="T1"> </text:span><text:span text:style-name="T2">;</text:span><text:span text:style-name="T1"> </text:span><text:span text:style-name="T2">marche vers la splendeur, à sa clarté. Ne cède pas ta gloire à un autre, tes privilèges à un peuple étranger. Heureux sommes-nous, Israël, car ce qui plait à Dieu nous fut révélé. </text:span></text:p>
      <text:p text:style-name="P2"><text:span text:style-name="T3">6. Lecture de la Prophétie de Daniel (2,</text:span><text:span text:style-name="T1"> </text:span><text:span text:style-name="T2">31- 36,</text:span><text:span text:style-name="T1"> </text:span><text:span text:style-name="T2">44-45</text:span><text:span text:style-name="T3">) </text:span></text:p>
      <text:p text:style-name="P2"><text:span text:style-name="T2">Daniel dit à Nabuchodonosor</text:span><text:span text:style-name="T1"> </text:span><text:span text:style-name="T2">: ô roi, tu avais une vision, et voici, une statue, une grande statue, d&amp;apos;une splendeur extraordinaire, se dressait devant toi, et son aspect était terrifiant. Une statue à la tête d&amp;apos;or fin</text:span><text:span text:style-name="T1"> </text:span><text:span text:style-name="T2">;</text:span><text:span text:style-name="T1"> </text:span><text:span text:style-name="T2">ses mains, sa poitrine et ses bras étaient d&amp;apos;argent</text:span><text:span text:style-name="T1"> </text:span><text:span text:style-name="T2">;</text:span><text:span text:style-name="T1"> </text:span><text:span text:style-name="T2">son ventre et ses cuisses, de bronze</text:span><text:span text:style-name="T1"> </text:span><text:span text:style-name="T2">;</text:span><text:span text:style-name="T1"> </text:span><text:span text:style-name="T2">ses jambes, de fer</text:span><text:span text:style-name="T1"> </text:span><text:span text:style-name="T2">;</text:span><text:span text:style-name="T1"> </text:span><text:span text:style-name="T2">ses pieds, en partie de fer et en partie d&amp;apos;argile. Tu regardais, lorsque soudain une pierre</text:span><text:span text:style-name="T1"> </text:span><text:span text:style-name="T2">se détacha de la montagne, sans que main l&amp;apos;eût touchée, et vint frapper la statue en ces pieds de fer et d&amp;apos;argile, et les brisa. Alors se brisèrent, tout à la fois, l&amp;apos;argile, le fer, le bronze, l&amp;apos;argent et l&amp;apos;or</text:span><text:span text:style-name="T1"> </text:span><text:span text:style-name="T2">;</text:span><text:span text:style-name="T1"> </text:span><text:span text:style-name="T2">et ils devinrent comme la baie qui s&amp;apos;envole de l&amp;apos;aire durant l&amp;apos;été</text:span><text:span text:style-name="T1"> </text:span><text:span text:style-name="T2">;</text:span><text:span text:style-name="T1"> </text:span><text:span text:style-name="T2">le vent les emporta sans laisser de trace</text:span><text:span text:style-name="T1"> </text:span><text:span text:style-name="T2">;</text:span><text:span text:style-name="T1"> </text:span><text:span text:style-name="T2">et la pierre</text:span><text:span text:style-name="T1"> </text:span><text:span text:style-name="T2">qui avait frappé la statue devint une grande montagne remplissant toute la terre. Voilà</text:span><text:span text:style-name="T1"> </text:span><text:span text:style-name="T2">le songe</text:span><text:span text:style-name="T1"> </text:span><text:span text:style-name="T2">;</text:span><text:span text:style-name="T1"> </text:span><text:span text:style-name="T2">et son explication, nous allons la donner devant le roi. Le Dieu du ciel suscitera un royaume qui jamais ne sera détruit, et son royaume ne passera pas à un autre peuple</text:span><text:span text:style-name="T1"> </text:span><text:span text:style-name="T2">;</text:span><text:span text:style-name="T1"> </text:span><text:span text:style-name="T2">il brisera et fera disparaître tous les royaumes, et lui-même subsistera pour les siècles. C&amp;apos;est ce qu&amp;apos;indique la pierre</text:span><text:span text:style-name="T1"> </text:span><text:span text:style-name="T2">que tu as vue se détacher de la montagne, sans que main l&amp;apos;eût touchée, et briser l&amp;apos;argile, le fer, le bronze, l&amp;apos;argent et l&amp;apos;or. Dieu, qui est grand, a fait connaître au roi ce qui doit arriver. Le songe correspond à la vérité et son explication est digne de foi. </text:span></text:p>
      <text:p text:style-name="P6">Tropaire, t. 6 </text:p>
      <text:p text:style-name="P2"><text:span text:style-name="T4">Le lecteur ou un chantre entonne le tropaire</text:span><text:span text:style-name="T1"> </text:span><text:span text:style-name="T4">(t. 6) dont la fin est chantée par le chœur, qui la répète après chaque verset du psaume 92.</text:span></text:p>
      <text:p text:style-name="P2"><text:span text:style-name="T2">Soleil de justice, tu t&amp;apos;es levé * de la Vierge, ô Christ, * et c&amp;apos;est une étoile qui t&amp;apos;a montré * dans les limites de la grotte, toi l&amp;apos;Infini</text:span><text:span text:style-name="T1"> </text:span><text:span text:style-name="T2">;</text:span><text:span text:style-name="T1"> </text:span><text:span text:style-name="T2">* elle guida les Mages, pour qu&amp;apos;ils puissent t&amp;apos;adorer. * Avec eux nous te magnifions, Source de vie, gloire à toi. </text:span></text:p>
      <text:p text:style-name="P4"><text:span text:style-name="T2">Le Seigneur règne, revêtu de majesté</text:span><text:span text:style-name="T1"> </text:span><text:span text:style-name="T2">;</text:span><text:span text:style-name="T1"> </text:span><text:span text:style-name="T2">le Seigneur s’est revêtu</text:span><text:span text:style-name="T1"> </text:span><text:span text:style-name="T2">de puissance. Il l’a nouée comme ceinture à ses reins.</text:span></text:p>
      <text:p text:style-name="P11">Elle guida les Mages, pour qu&amp;apos;ils puissent t&amp;apos;adorer. * Avec eux nous te magnifions, Source de vie, gloire à toi. </text:p>
      <text:p text:style-name="P4"><text:span text:style-name="T2">Tu fixas l&amp;apos;univers inébranlable, ton trône est stable pour toujours. Tu existes de toute éternité</text:span><text:span text:style-name="T1"> </text:span></text:p>
      <text:p text:style-name="P3"><text:soft-page-break/><text:span text:style-name="T2">Elle guida les Mages</text:span><text:span text:style-name="T1">… </text:span></text:p>
      <text:p text:style-name="P4"><text:span text:style-name="T2">Les fleuves ont élevé, Seigneur, les fleuves ont élevé leur voix</text:span><text:span text:style-name="T1"> </text:span><text:span text:style-name="T2">;</text:span><text:span text:style-name="T1"> </text:span><text:span text:style-name="T2">les fleuves soulèvent</text:span><text:span text:style-name="T1"> </text:span><text:span text:style-name="T2">leurs flots</text:span><text:span text:style-name="T1"> </text:span><text:span text:style-name="T2">mugissants, dans le fracas des grandes eaux.</text:span></text:p>
      <text:p text:style-name="P3"><text:span text:style-name="T2">Elle guida les Mages</text:span><text:span text:style-name="T1">… </text:span></text:p>
      <text:p text:style-name="P4"><text:span text:style-name="T2">Admirables sont les</text:span><text:span text:style-name="T1"> </text:span><text:span text:style-name="T2">vagues de la mer, plus admirable encore est le Seigneur dans les hauteurs. </text:span></text:p>
      <text:p text:style-name="P11">Ton témoignage est vraiment digne de la foi. À ta demeure convient la sainteté, Seigneur, pour la suite des jours. </text:p>
      <text:p text:style-name="P3"><text:span text:style-name="T2">Elle guida les Mages</text:span><text:span text:style-name="T1">…</text:span></text:p>
      <text:p text:style-name="P9">Gloire... Maintenant... </text:p>
      <text:p text:style-name="P2"><text:span text:style-name="T2">Soleil de justice, tu t&amp;apos;es levé * de la Vierge, ô Christ, * et c&amp;apos;est une étoile qui t&amp;apos;a montré * dans les limites de la grotte, toi l&amp;apos;Infini</text:span><text:span text:style-name="T1"> </text:span><text:span text:style-name="T2">;</text:span><text:span text:style-name="T1"> </text:span><text:span text:style-name="T2">* elle guida les Mages, pour qu&amp;apos;ils puissent t&amp;apos;adorer. * Avec eux nous te magnifions, Source de vie, gloire à toi. </text:span></text:p>
      <text:p text:style-name="P2"><text:span text:style-name="T3">7.</text:span><text:span text:style-name="T1"> </text:span><text:span text:style-name="T3">Lecture de la Prophétie d&amp;apos;Isaïe (9,</text:span><text:span text:style-name="T1"> </text:span><text:span text:style-name="T2">6-7</text:span><text:span text:style-name="T3">) </text:span></text:p>
      <text:p text:style-name="P2"><text:span text:style-name="T2">Un enfant nous est né, un fils nous est donné</text:span><text:span text:style-name="T1"> </text:span><text:span text:style-name="T2">;</text:span><text:span text:style-name="T1"> </text:span><text:span text:style-name="T2">sur ses épaules repose la royauté. On</text:span><text:span text:style-name="T1"> </text:span><text:span text:style-name="T2">lui donne ce nom</text:span><text:span text:style-name="T1"> </text:span><text:span text:style-name="T2">:</text:span><text:span text:style-name="T1"> </text:span><text:span text:style-name="T2">Ange du Grand Conseil, Conseiller merveilleux, Dieu fort, Maître souverain</text:span><text:span text:style-name="T1"> </text:span><text:span text:style-name="T2">;</text:span><text:span text:style-name="T1"> </text:span><text:span text:style-name="T2">Prince de paix, Père du siècle à venir. Car j&amp;apos;amène la paix, la santé sur les princes. Sublime est son empire, la paix qu&amp;apos;il fait régner ne connaît point de borne, depuis le trône de David et son royaume, pour l&amp;apos;affermir et fortifier dans la justice et l&amp;apos;équité, dès maintenant et pour les siècles. Voilà ce que fera le zèle du Seigneur Sabaoth. </text:span></text:p>
      <text:p text:style-name="P2"> </text:p>
      <text:p text:style-name="P2"> </text:p>
      <text:p text:style-name="P2"><text:span text:style-name="T3">8. Lecture de la Prophétie d&amp;apos;Isaïe (7,</text:span><text:span text:style-name="T1"> </text:span><text:span text:style-name="T2">10-16</text:span><text:span text:style-name="T1"> </text:span><text:span text:style-name="T2">;</text:span><text:span text:style-name="T1"> </text:span><text:span text:style-name="T3">8,</text:span><text:span text:style-name="T1"> </text:span><text:span text:style-name="T2">1-4,</text:span><text:span text:style-name="T1"> </text:span><text:span text:style-name="T2">9-10</text:span><text:span text:style-name="T3">) </text:span></text:p>
      <text:p text:style-name="P2"><text:span text:style-name="T2">Le Seigneur, s&amp;apos;adressant à Achaz, lui dit</text:span><text:span text:style-name="T1"> </text:span><text:span text:style-name="T2">:</text:span><text:span text:style-name="T1"> </text:span><text:span text:style-name="T2">Demande au Seigneur ton Dieu de t&amp;apos;accorder un signe venant des profondeurs ou de là-haut. Achaz répondit</text:span><text:span text:style-name="T1"> </text:span><text:span text:style-name="T2">:</text:span><text:span text:style-name="T1"> </text:span><text:span text:style-name="T2">Je n&amp;apos;en ferai rien, je ne veux pas mettre le Seigneur à l&amp;apos;épreuve</text:span><text:span text:style-name="T1"> </text:span><text:span text:style-name="T2">!</text:span><text:span text:style-name="T1"> </text:span><text:span text:style-name="T2">Isaïe dit alors</text:span><text:span text:style-name="T1"> </text:span><text:span text:style-name="T2">:</text:span><text:span text:style-name="T1"> </text:span><text:span text:style-name="T2">Écoutez donc, maison de David</text:span><text:span text:style-name="T1"> </text:span><text:span text:style-name="T2">!</text:span><text:span text:style-name="T1"> </text:span><text:span text:style-name="T2">Ne vous suffit-il pas de fatiguer les hommes, que vous en veniez à fatiguer le Seigneur</text:span><text:span text:style-name="T1"> </text:span><text:span text:style-name="T2">?</text:span><text:span text:style-name="T1"> </text:span><text:span text:style-name="T2">C&amp;apos;est donc le Seigneur lui-même qui va vous donner un signe. Voici, la Vierge concevra elle enfantera un fils et on lui donnera le nom d&amp;apos;Emmanuel. De laitage et de miel il se nourrira, jusqu&amp;apos;à ce qu&amp;apos;il sache rejeter le mal et choisir le bien. Mais avant que cet enfant sache rejeter le mal et choisir le bien, tu refuseras perversement de choisir le bien. Et le Seigneur me dit</text:span><text:span text:style-name="T1"> </text:span><text:span text:style-name="T2">:</text:span><text:span text:style-name="T1"> </text:span><text:span text:style-name="T2">Prends une plaque neuve, assez grande, et écris dessus en caractères lisibles</text:span><text:span text:style-name="T1"> </text:span><text:span text:style-name="T2">:</text:span><text:span text:style-name="T1"> </text:span><text:span text:style-name="T2">Vite au pillage du butin</text:span><text:span text:style-name="T1"> </text:span><text:span text:style-name="T2">!</text:span><text:span text:style-name="T1"> </text:span><text:span text:style-name="T2">car il y <text:line-break/> en a</text:span><text:span text:style-name="T1"> </text:span><text:span text:style-name="T2">;</text:span><text:span text:style-name="T1"> </text:span><text:span text:style-name="T2">puis trouve-moi des témoins dignes de foi, le prêtre Urie</text:span><text:span text:style-name="T1"> </text:span><text:span text:style-name="T2">et Zacharie, fils de Barachie. Et je m&amp;apos;approchai de la prophétesse</text:span><text:span text:style-name="T1"> </text:span><text:span text:style-name="T2">:</text:span><text:span text:style-name="T1"> </text:span><text:span text:style-name="T2">elle conçut et enfanta un fils</text:span><text:span text:style-name="T1"> </text:span><text:span text:style-name="T2">;</text:span><text:span text:style-name="T1"> </text:span><text:span text:style-name="T2">et le Seigneur me dit</text:span><text:span text:style-name="T1"> </text:span><text:span text:style-name="T2">:</text:span><text:span text:style-name="T1"> </text:span><text:span text:style-name="T2">Donne-lui pour nom     « prompt butin, vite au pillage</text:span><text:span text:style-name="T1"> </text:span><text:span text:style-name="T2">». Car avant que l&amp;apos;enfant sache dire papa et maman, on apportera les richesses de Damas et le butin de Samarie devant le roi d&amp;apos;Assyrie. Dieu est avec nous</text:span><text:span text:style-name="T1"> </text:span><text:span text:style-name="T2">!</text:span><text:span text:style-name="T1"> </text:span><text:span text:style-name="T2">Sachez-le, tous les peuples, et soumettez-vous à lui, car Dieu est avec nous. Prêtez l&amp;apos;oreille, tous les peuples de la terre</text:span><text:span text:style-name="T1"> </text:span><text:span text:style-name="T2">:</text:span><text:span text:style-name="T1"> </text:span><text:span text:style-name="T2">malgré votre force, vous lui serez soumis. Et si vous reprenez force, vous lui serez soumis encore</text:span><text:span text:style-name="T1"> </text:span><text:span text:style-name="T2">;</text:span><text:span text:style-name="T1"> </text:span><text:span text:style-name="T2">tous les projets que vous ferez, le Seigneur les ruinera, et </text:span><text:soft-page-break/><text:span text:style-name="T2">toute parole que vous direz n&amp;apos;aura chez vous nulle suite, car Dieu est avec nous</text:span><text:span text:style-name="T1"> </text:span><text:span text:style-name="T2">!</text:span><text:span text:style-name="T1"> </text:span></text:p>
      <text:p text:style-name="P2"><text:span text:style-name="T4">Si l&amp;apos;on doit célébrer la Liturgie de Saint</text:span><text:span text:style-name="T1"> </text:span><text:span text:style-name="T4">Basile, le Diacre dit la petite Litanie, suivie de l&amp;apos;ecphonèse du Prêtre</text:span><text:span text:style-name="T1"> </text:span><text:span text:style-name="T4">:</text:span><text:span text:style-name="T1"> </text:span></text:p>
      <text:p text:style-name="P2"><text:span text:style-name="T2">Car tu es saint,</text:span><text:span text:style-name="T1"> </text:span><text:span text:style-name="T2">ô notre Dieu, et nous te rendons gloire, Père, Fils et saint Esprit, maintenant et toujours...</text:span><text:span text:style-name="T1"> </text:span></text:p>
      <text:p text:style-name="P2"><text:span text:style-name="T2">D...</text:span><text:span text:style-name="T1"> </text:span><text:span text:style-name="T2">et dans les siècles des siècles. </text:span></text:p>
      <text:p text:style-name="P2"><text:span text:style-name="T4">Le Chœur chante le</text:span><text:span text:style-name="T1"> </text:span><text:span text:style-name="T4">Trisagion. </text:span></text:p>
      <text:p text:style-name="P2"><text:span text:style-name="T3">Prokiménon, t. 1</text:span><text:span text:style-name="T1"> </text:span><text:span text:style-name="T3">:</text:span><text:span text:style-name="T1"> </text:span><text:span text:style-name="T2">Le Seigneur m&amp;apos;a dit</text:span><text:span text:style-name="T1"> </text:span><text:span text:style-name="T2">:</text:span><text:span text:style-name="T1"> </text:span><text:span text:style-name="T2">Tu es mon Fils, aujourd’hui je t&amp;apos;ai engendré. </text:span><text:span text:style-name="T4">Verset</text:span><text:span text:style-name="T1"> </text:span><text:span text:style-name="T4">:</text:span><text:span text:style-name="T1"> </text:span><text:span text:style-name="T2">Demande-le moi, je te donnerai les nations pour héritage, et tu domineras sur les confins de la terre. </text:span></text:p>
      <text:p text:style-name="P2"><text:span text:style-name="T3">Lecture de l’Épître</text:span><text:span text:style-name="T1"> </text:span><text:span text:style-name="T3">du saint apôtre Paul aux Hébreux (1,</text:span><text:span text:style-name="T1"> </text:span><text:span text:style-name="T2">1-14</text:span><text:span text:style-name="T1"> </text:span><text:span text:style-name="T2">;</text:span><text:span text:style-name="T1"> </text:span><text:span text:style-name="T3">2,</text:span><text:span text:style-name="T1"> </text:span><text:span text:style-name="T2">1-3</text:span><text:span text:style-name="T3">) </text:span></text:p>
      <text:p text:style-name="P2"><text:span text:style-name="T2">À maintes reprises et sous maintes formes ayant jadis parlé à nos pères par les Prophètes, Dieu, en ces derniers temps, nous a parlé par le Fils, qu&amp;apos;il a établi héritier de toutes choses, par qui aussi il a créé les siècles. Reflet de sa gloire et empreinte de sa personne, ce Fils qui soutient l&amp;apos;univers par sa parole puissante, ayant accompli par lui-même la purification de nos péchés, s&amp;apos;est assis à la droite de la majesté divine dans les hauteurs, devenu d&amp;apos;autant supérieur aux Anges que le nom qu&amp;apos;il a reçu en héritage est incomparable au leur. Auquel des Anges, en effet, Dieu a-t-il jamais dit</text:span><text:span text:style-name="T1"> </text:span><text:span text:style-name="T2">:</text:span><text:span text:style-name="T1"> </text:span><text:span text:style-name="T2">Tu es mon Fils, aujourd&amp;apos;hui je t&amp;apos;ai engendré</text:span><text:span text:style-name="T1"> </text:span><text:span text:style-name="T2">?</text:span><text:span text:style-name="T1"> </text:span><text:span text:style-name="T2">Et encore</text:span><text:span text:style-name="T1"> </text:span><text:span text:style-name="T2">:</text:span><text:span text:style-name="T1"> </text:span><text:span text:style-name="T2">Je serai pour lui un père, et il sera pour moi un fils</text:span><text:span text:style-name="T1"> </text:span><text:span text:style-name="T2">?</text:span><text:span text:style-name="T1"> </text:span><text:span text:style-name="T2">Et de nouveau, lorsqu&amp;apos;il introduit le Premier-né dans le monde, il dit</text:span><text:span text:style-name="T1"> </text:span><text:span text:style-name="T2">:</text:span><text:span text:style-name="T1"> </text:span><text:span text:style-name="T2">Et que tous les Anges de Dieu se prosternent devant lui</text:span><text:span text:style-name="T1"> </text:span><text:span text:style-name="T2">!</text:span><text:span text:style-name="T1"> </text:span><text:span text:style-name="T2">Tandis qu&amp;apos;à propos des Anges il s&amp;apos;exprime ainsi</text:span><text:span text:style-name="T1"> </text:span><text:span text:style-name="T2">:</text:span><text:span text:style-name="T1"> </text:span><text:span text:style-name="T2">Lui qui fait de ses Anges des esprits, et de ses serviteurs des flammes de feu, il dit à son Fils</text:span><text:span text:style-name="T1"> </text:span><text:span text:style-name="T2">:</text:span><text:span text:style-name="T1"> </text:span><text:span text:style-name="T2">Ton trône,</text:span><text:span text:style-name="T1"> </text:span><text:span text:style-name="T2">ô Dieu, est pour les siècles des siècles</text:span><text:span text:style-name="T1"> </text:span><text:span text:style-name="T2">;</text:span><text:span text:style-name="T1"> </text:span><text:span text:style-name="T2">sceptre de droiture, le sceptre de ton règne. Tu aimes la justice, tu détestes l&amp;apos;iniquité</text:span><text:span text:style-name="T1"> </text:span><text:span text:style-name="T2">;</text:span><text:span text:style-name="T1"> </text:span><text:span text:style-name="T2">c&amp;apos;est pourquoi Dieu, ton Dieu, t&amp;apos;a consacré d&amp;apos;une huile d&amp;apos;allégresse de préférence à tes compagnons. Et encore</text:span><text:span text:style-name="T1"> </text:span><text:span text:style-name="T2">:</text:span><text:span text:style-name="T1"> </text:span><text:span text:style-name="T2">Toi, Seigneur, au commencement tu as fondé la terre, et les cieux sont l&amp;apos;œuvre de tes mains. Ils périront, mais toi, tu demeures, et tous ils vieilliront comme un vêtement</text:span><text:span text:style-name="T1"> </text:span><text:span text:style-name="T2">;</text:span><text:span text:style-name="T1"> </text:span><text:span text:style-name="T2">tu les changeras, tel un manteau, et ils seront changés</text:span><text:span text:style-name="T1"> </text:span><text:span text:style-name="T2">;</text:span><text:span text:style-name="T1"> </text:span><text:span text:style-name="T2">mais toi, tu restes le même, et ces années ne passeront point</text:span><text:span text:style-name="T1"> </text:span><text:span text:style-name="T2">!</text:span><text:span text:style-name="T1"> </text:span><text:span text:style-name="T2">Et auquel des Anges Dieu a-t-il jamais dit</text:span><text:span text:style-name="T1"> </text:span><text:span text:style-name="T2">:</text:span><text:span text:style-name="T1"> </text:span><text:span text:style-name="T2">Siège à ma droite, jusqu&amp;apos;à ce que je fasse de tes ennemis l&amp;apos;escabeau de tes pieds</text:span><text:span text:style-name="T1"> </text:span><text:span text:style-name="T2">?</text:span><text:span text:style-name="T1"> </text:span><text:span text:style-name="T2">Ne sont-ils pas tous des esprits officiants, envoyés en service pour</text:span><text:span text:style-name="T1"> </text:span><text:span text:style-name="T2">ceux qui doivent hériter du salut</text:span><text:span text:style-name="T1"> </text:span><text:span text:style-name="T2">?</text:span><text:span text:style-name="T1"> </text:span><text:span text:style-name="T2">C&amp;apos;est pourquoi nous devons porter une plus grande attention aux enseignements que nous avons entendus, de peur d&amp;apos;être entraînés à la dérive. Car, si la parole annoncée par les Anges a eu un effet, et si toute transgression et désobéissance a reçu une juste rétribution, comment nous-mêmes échapperons-nous en négligeant pareil salut, qui, annoncé tout d&amp;apos;abord par le Seigneur, nous a été confirmé par ceux qui l&amp;apos;ont entendu</text:span><text:span text:style-name="T1"> </text:span><text:span text:style-name="T2">?</text:span><text:span text:style-name="T1"> </text:span></text:p>
      <text:p text:style-name="P2"><text:span text:style-name="T3">Alléluia, t. 8.</text:span><text:span text:style-name="T1"> </text:span><text:span text:style-name="T4">Versets 1</text:span><text:span text:style-name="T1"> </text:span><text:span text:style-name="T4">:</text:span><text:span text:style-name="T1"> </text:span><text:span text:style-name="T2">Le Seigneur dit à mon Seigneur</text:span><text:span text:style-name="T1"> </text:span><text:span text:style-name="T2">:</text:span><text:span text:style-name="T1"> </text:span><text:span text:style-name="T2">Siège à ma droite, de tes ennemis je ferai l&amp;apos;escabeau de tes pieds. </text:span><text:span text:style-name="T4">2</text:span><text:span text:style-name="T1"> </text:span><text:span text:style-name="T4">:</text:span><text:span text:style-name="T1"> </text:span><text:span text:style-name="T2">De Sion le Seigneur étendra ton sceptre de puissance. <text:line-break/> </text:span><text:span text:style-name="T4">3</text:span><text:span text:style-name="T1"> </text:span><text:span text:style-name="T4">:</text:span><text:span text:style-name="T1"> </text:span><text:span text:style-name="T2">Avant l&amp;apos;aurore je t&amp;apos;ai fait naître de mon sein. </text:span></text:p>
      <text:p text:style-name="P2"><text:span text:style-name="T3">Lecture du saint Évangile selon saint Luc</text:span><text:span text:style-name="T1"> </text:span><text:span text:style-name="T3">:</text:span><text:span text:style-name="T1"> </text:span><text:span text:style-name="T2">En ces jours-là parut un édit de César Auguste.</text:span><text:span text:style-name="T1"> </text:span><text:span text:style-name="T4">Voir l&amp;apos;Évangile de</text:span><text:span text:style-name="T1"> </text:span><text:span text:style-name="T4">Tierce. </text:span></text:p>
      <text:p text:style-name="P2"><text:soft-page-break/><text:span text:style-name="T4">Liturgie de S.</text:span><text:span text:style-name="T1"> </text:span><text:span text:style-name="T4">Basile. Mégalynaire</text:span><text:span text:style-name="T1"> </text:span><text:span text:style-name="T4">:</text:span><text:span text:style-name="T1"> </text:span><text:span text:style-name="T2">En toi exulte. </text:span><text:span text:style-name="T4">Communion</text:span><text:span text:style-name="T1"> </text:span><text:span text:style-name="T4">:</text:span><text:span text:style-name="T1"> </text:span><text:span text:style-name="T2">Louez le Seigneur. </text:span><text:span text:style-name="T4">Après le Congé de la Liturgie, on chante au milieu de l&amp;apos;église le tropaire</text:span><text:span text:style-name="T1"> </text:span><text:span text:style-name="T4">de la fête, t. 4</text:span><text:span text:style-name="T1"> </text:span><text:span text:style-name="T4">:</text:span><text:span text:style-name="T1"> </text:span><text:span text:style-name="T2">Par ta Nativité,</text:span><text:span text:style-name="T1"> </text:span><text:span text:style-name="T2">ô Christ notre Dieu. Gloire...</text:span><text:span text:style-name="T1"> </text:span><text:span text:style-name="T2">Maintenant...</text:span><text:span text:style-name="T1"> </text:span><text:span text:style-name="T4">et le kondakion, t. 3</text:span><text:span text:style-name="T1"> </text:span><text:span text:style-name="T4">:</text:span><text:span text:style-name="T1"> </text:span><text:span text:style-name="T2">La Vierge en ce jour enfante le suprême Dieu. </text:span><text:span text:style-name="T4">Puis, si on ne l&amp;apos;a déjà fait à None, les souhaits de longues années. </text:span></text:p>
      <text:p text:style-name="P2"><text:span text:style-name="T4">Si l&amp;apos;on ne célèbre pas la</text:span><text:span text:style-name="T1"> </text:span><text:span text:style-name="T4">divine Liturgie, on achève la célébration des Vêpres</text:span><text:span text:style-name="T1"> </text:span><text:span text:style-name="T4">:</text:span><text:span text:style-name="T1"> </text:span><text:span text:style-name="T4">ecténies, Litie, Apostiches, Tropaire</text:span><text:span text:style-name="T1"> </text:span><text:span text:style-name="T4">et Congé. Si la</text:span><text:span text:style-name="T1"> </text:span><text:span text:style-name="T4">veille de Noël tombe un samedi ou un dimanche, c&amp;apos;est ainsi qu&amp;apos;on célèbre les Vêpres, la Liturgie, celle de Saint</text:span><text:span text:style-name="T1"> </text:span><text:span text:style-name="T4">Jean Chrysostome, ayant déjà été célébrée après l&amp;apos;office de Matines ou des Heures. </text:span></text:p>
      <text:p text:style-name="P2"><text:span text:style-name="T4">En dehors du samedi et du dimanche, on célèbre les Vêpres avec la</text:span><text:span text:style-name="T1"> </text:span><text:span text:style-name="T4">Liturgie de Saint</text:span><text:span text:style-name="T1"> </text:span><text:span text:style-name="T4">Basile</text:span><text:span text:style-name="T1"> </text:span><text:span text:style-name="T4">;</text:span><text:span text:style-name="T1"> </text:span><text:span text:style-name="T4">et le soir, c&amp;apos;est avec les Grandes Complies que commence l&amp;apos;office de la vigile nocturne. </text:span></text:p>
      <text:p text:style-name="P6">Litie, t. 1 </text:p>
      <text:p text:style-name="P2"><text:span text:style-name="T2">Avec les Prophètes en ce jour se réjouissent la terre et le ciel</text:span><text:span text:style-name="T1"> </text:span><text:span text:style-name="T2">!</text:span><text:span text:style-name="T1"> </text:span><text:span text:style-name="T2">* Les Anges et les hommes célèbrent cette fête en esprit</text:span><text:span text:style-name="T1"> </text:span><text:span text:style-name="T2">!</text:span><text:span text:style-name="T1"> </text:span><text:span text:style-name="T2">* Car voici que notre Dieu, * né d&amp;apos;une femme, est apparu dans la chair à ceux qui attendaient parmi les ténèbres et l&amp;apos;ombre de la mort. * La grotte et la crèche l&amp;apos;ont reçu, * les Bergers proclament la merveille, * les Mages, venus de l&amp;apos;Orient, * apportent leurs présents à Bethléem. * Et nous-mêmes, de nos lèvres souillées * avec les Anges nous venons lui chanter</text:span><text:span text:style-name="T1"> </text:span><text:span text:style-name="T2">:</text:span><text:span text:style-name="T1"> </text:span><text:span text:style-name="T2">* Gloire à Dieu au plus haut des cieux * et sur terre que règne la paix</text:span><text:span text:style-name="T1"> </text:span><text:span text:style-name="T2">!</text:span><text:span text:style-name="T1"> </text:span><text:span text:style-name="T2">* Car il est venu, celui qu&amp;apos;attendaient les nations, * il est venu pour nous sauver * de la servitude de l&amp;apos;Ennemi. </text:span></text:p>
      <text:p text:style-name="P2"><text:span text:style-name="T2">Le ciel et la terre en ce jour * sont réunis par la naissance du Christ. * En ce jour Dieu est venu sur terre * et l&amp;apos;homme est monté vers les cieux. * L&amp;apos;invisible par nature en ce jour * se laisse voir dans la chair à cause de l&amp;apos;homme</text:span><text:span text:style-name="T1"> </text:span><text:span text:style-name="T2">;</text:span><text:span text:style-name="T1"> </text:span><text:span text:style-name="T2">* c&amp;apos;est pourquoi, lui rendant gloire, chantons-lui, nous aussi</text:span><text:span text:style-name="T1"> </text:span><text:span text:style-name="T2">:</text:span><text:span text:style-name="T1"> </text:span><text:span text:style-name="T2">* Gloire à Dieu au plus haut des cieux * et sur terre la paix * que nous accorde ta venue. * Toi qui nous sauves, gloire à toi. </text:span></text:p>
      <text:p text:style-name="P2"><text:span text:style-name="T2">À Bethléem en ce jour * j&amp;apos;entends les Anges chanter</text:span><text:span text:style-name="T1"> </text:span><text:span text:style-name="T2">:</text:span><text:span text:style-name="T1"> </text:span><text:span text:style-name="T2">* Au plus haut des cieux gloire à Dieu * qui a voulu que la paix fût sur terre. * La Vierge maintenant * est plus vaste que les cieux</text:span><text:span text:style-name="T1"> </text:span><text:span text:style-name="T2">;</text:span><text:span text:style-name="T1"> </text:span><text:span text:style-name="T2">* la lumière s&amp;apos;est levée sur les cœurs enténébrés, * élevant les humbles qui s&amp;apos;unissent aux Anges pour chanter</text:span><text:span text:style-name="T1"> </text:span><text:span text:style-name="T2">:</text:span><text:span text:style-name="T1"> </text:span><text:span text:style-name="T2">* Gloire à Dieu au plus haut des cieux. </text:span></text:p>
      <text:p text:style-name="P2"><text:span text:style-name="T2">Voyant flétrie à cause du péché * son image et ressemblance, Jésus, * inclinant les cieux, descendit * et demeura dans le sein virginal sans subir de changement, * afin d&amp;apos;y façonner à nouveau * Adam corrompu qui s&amp;apos;écrie</text:span><text:span text:style-name="T1"> </text:span><text:span text:style-name="T2">:</text:span><text:span text:style-name="T1"> </text:span><text:span text:style-name="T2">* Gloire à ton épiphanie, mon Rédempteur et mon Dieu. </text:span></text:p>
      <text:p text:style-name="P2"> </text:p>
      <text:p text:style-name="P9">Gloire, t. 5 </text:p>
      <text:p text:style-name="P2"><text:span text:style-name="T2">Les Mages, rois des Perses, reconnaissant clairement * la naissance terrestre du Roi des <text:line-break/> cieux, * guidés par l&amp;apos;éclat de l&amp;apos;astre, accoururent à Bethléem * et lui portèrent de rares <text:line-break/> présents</text:span><text:span text:style-name="T1"> </text:span><text:span text:style-name="T2">:</text:span><text:span text:style-name="T1"> </text:span><text:span text:style-name="T2">* de l&amp;apos;or, de la myrrhe, de l&amp;apos;encens</text:span><text:span text:style-name="T1"> </text:span><text:span text:style-name="T2">;</text:span><text:span text:style-name="T1"> </text:span><text:span text:style-name="T2">* puis ils se prosternèrent devant lui, * car ils virent dans la crèche * comme un petit enfant le Seigneur intemporel. </text:span></text:p>
      <text:p text:style-name="P9">Maintenant, t. 6 </text:p>
      <text:p text:style-name="P2"><text:span text:style-name="T2">Les Anges dans le ciel tous ensemble * dansent et jubilent en ce jour, * tandis qu&amp;apos;exulte </text:span><text:soft-page-break/><text:span text:style-name="T2">l&amp;apos;entière création * à cause du Sauveur qui est né à Bethléem, * car le mensonge des idoles a pris fin * pour que règne le Christ dans les siècles. </text:span></text:p>
      <text:p text:style-name="P6">Apostiches, t. 2  </text:p>
      <text:p text:style-name="P2"><text:span text:style-name="T2">Étrange merveille, * celle qui s&amp;apos;accomplit en ce jour</text:span><text:span text:style-name="T1"> </text:span><text:span text:style-name="T2">:</text:span><text:span text:style-name="T1"> </text:span><text:span text:style-name="T2">* une Vierge met au monde sans dommage pour sa virginité</text:span><text:span text:style-name="T1"> </text:span><text:span text:style-name="T2">;</text:span><text:span text:style-name="T1"> </text:span><text:span text:style-name="T2">* le Verbe se fait chair et n&amp;apos;est point séparé de son Père, * les Anges avec les Bergers le glorifient * et nous-mêmes, nous chantons avec eux</text:span><text:span text:style-name="T1"> </text:span><text:span text:style-name="T2">:</text:span><text:span text:style-name="T1"> </text:span><text:span text:style-name="T2">* Gloire à Dieu au plus haut des cieux * et paix sur la terre. </text:span></text:p>
      <text:p text:style-name="P6">t. 3 </text:p>
      <text:p text:style-name="P3"><text:span text:style-name="T2">Le Seigneur dit à mon Seigneur</text:span><text:span text:style-name="T1"> </text:span><text:span text:style-name="T2">:</text:span><text:span text:style-name="T1"> </text:span><text:span text:style-name="T2">* Siège à ma droite. </text:span></text:p>
      <text:p text:style-name="P2"><text:span text:style-name="T2">La Vierge enfante en ce jour * le Créateur de l&amp;apos;univers. * La grotte devient le Paradis, * l&amp;apos;étoile annonce le Christ, pour ceux des ténèbres vrai Soleil. * Les Mages, illuminés par la foi, * se prosternent avec leurs dons. * Les Bergers contemplent la merveille, * tandis que les Anges entonnent leur chant * et disent</text:span><text:span text:style-name="T1"> </text:span><text:span text:style-name="T2">:</text:span><text:span text:style-name="T1"> </text:span><text:span text:style-name="T2">Gloire à Dieu au plus haut des cieux. </text:span></text:p>
      <text:p text:style-name="P9">Avant l&amp;apos;aurore * je t&amp;apos;ai fait naître de mon sein. </text:p>
      <text:p text:style-name="P2"><text:span text:style-name="T2">Le Seigneur Jésus étant né * à Bethléem de Judée, * les Mages venus de l&amp;apos;Orient * se prosternèrent devant le Dieu incarné</text:span><text:span text:style-name="T1"> </text:span><text:span text:style-name="T2">;</text:span><text:span text:style-name="T1"> </text:span><text:span text:style-name="T2">* et de tout cœur ouvrant leurs trésors, * ils lui présentèrent des dons très précieux</text:span><text:span text:style-name="T1"> </text:span><text:span text:style-name="T2">:</text:span><text:span text:style-name="T1"> </text:span><text:span text:style-name="T2">* comme au Roi des siècles, de l&amp;apos;or, * de l&amp;apos;encens, comme au Dieu de l&amp;apos;univers, * et de la myrrhe à l&amp;apos;Immortel * demeurant trois jours dans la mort. * Vous toutes, les nations, * venez, prosternons- nous devant celui * qui est enfanté pour que nos âmes soient sauvées. </text:span></text:p>
      <text:p text:style-name="P9">Gloire, t. 4 </text:p>
      <text:p text:style-name="P2"><text:span text:style-name="T2">Réjouis-toi, Jérusalem, * célébrez cette fête, tous les amants de Sion</text:span><text:span text:style-name="T1"> </text:span><text:span text:style-name="T2">;</text:span><text:span text:style-name="T1"> </text:span><text:span text:style-name="T2">* en ce jour est brisée la chaîne de l&amp;apos;antique condamnation, * le Paradis s&amp;apos;entr&amp;apos;ouvre</text:span><text:span text:style-name="T1"> </text:span><text:span text:style-name="T2">pour nous * et le serpent est foulé aux pieds, * car celle que jadis il trompa, * il la voit maintenant * devenir la Mère du Créateur. * Abîme de richesse, * de sagesse et de science de Dieu</text:span><text:span text:style-name="T1"> </text:span><text:span text:style-name="T2">:</text:span><text:span text:style-name="T1"> </text:span><text:span text:style-name="T2">* celle qui amena la mort sur tous les vivants, * celle qui fut l&amp;apos;instrument du péché, * devient prémices du salut, * par la Mère de Dieu, pour le monde entier, * car c&amp;apos;est d&amp;apos;elle que naît un enfant, * le Dieu de toute perfection, * et par sa propre nativité * il scelle son étonnante virginité, * déliant par ses langes les liens du péché, * et par son enfance il essuie les pleurs * qu&amp;apos;Ève versait en ses douleurs. * Exulte et danse l&amp;apos;entière création, * car le Christ est venu pour la rappeler * et sauver nos âmes. </text:span></text:p>
      <text:p text:style-name="P3"><text:span text:style-name="T2">Maintenant...</text:span><text:span text:style-name="T1"> </text:span></text:p>
      <text:p text:style-name="P2"><text:span text:style-name="T2">Tu habitas une grotte, ô Christ notre Dieu, * une crèche t&amp;apos;a reçu, * les Mages et les Bergers se sont prosternés devant toi</text:span><text:span text:style-name="T1"> </text:span><text:span text:style-name="T2">;</text:span><text:span text:style-name="T1"> </text:span><text:span text:style-name="T2">* l&amp;apos;oracle des Prophètes alors s&amp;apos;est accompli, * tandis que les Anges émerveillés * s&amp;apos;écriaient dans le ciel et disaient</text:span><text:span text:style-name="T1"> </text:span><text:span text:style-name="T2">:</text:span><text:span text:style-name="T1"> </text:span><text:span text:style-name="T2">* Gloire à ta condescendance, seul Ami des hommes. </text:span></text:p>
      <text:p text:style-name="P2"> </text:p>
      <text:p text:style-name="P6">Tropaire, t. 4 </text:p>
      <text:p text:style-name="P2"><text:soft-page-break/><text:span text:style-name="T2">Par ta Nativité, ô Christ notre Dieu, * la lumière de la véritable science s&amp;apos;est levée sur le monde</text:span><text:span text:style-name="T1"> </text:span><text:span text:style-name="T2">:</text:span><text:span text:style-name="T1"> </text:span><text:span text:style-name="T2">* à sa clarté les savants adorateurs des astres * d&amp;apos;un astre ont appris à t&amp;apos;adorer, * Soleil de justice, * te découvrant comme l&amp;apos;Orient venu d&amp;apos;en haut</text:span><text:span text:style-name="T1"> </text:span><text:span text:style-name="T2">;</text:span><text:span text:style-name="T1"> </text:span><text:span text:style-name="T2">* Seigneur, gloire à toi. <text:line-break/> </text:span><text:span text:style-name="T4">(3</text:span><text:span text:style-name="T1"> </text:span><text:span text:style-name="T4">fois) </text:span></text:p>
      <text:p text:style-name="P7">MATINES </text:p>
      <text:p text:style-name="P1"><text:span text:style-name="T3">Cathisme</text:span><text:span text:style-name="T1"> </text:span><text:span text:style-name="T3">I, t. 4 </text:span></text:p>
      <text:p text:style-name="P2"><text:span text:style-name="T2">Venez, fidèles, et voyons * où est né le Christ, le Sauveur</text:span><text:span text:style-name="T1"> </text:span><text:span text:style-name="T2">;</text:span><text:span text:style-name="T1"> </text:span><text:span text:style-name="T2">* suivons la route que l&amp;apos;étoile parcourt * avec les Mages, ces rois de l&amp;apos;Orient. * Là-bas les Anges chantent sans répit, * les Bergers accompagnent le cantique divin</text:span><text:span text:style-name="T1"> </text:span><text:span text:style-name="T2">:</text:span><text:span text:style-name="T1"> </text:span><text:span text:style-name="T2">* Au plus haut des cieux, disent-ils, * gloire à Dieu qui est né en ce jour * de la Vierge Mère</text:span><text:span text:style-name="T1"> </text:span><text:span text:style-name="T2">à Bethléem de Judée. </text:span></text:p>
      <text:p text:style-name="P2"><text:span text:style-name="T3">Cathisme</text:span><text:span text:style-name="T1"> </text:span><text:span text:style-name="T3">II, t. 4 </text:span></text:p>
      <text:p text:style-name="P2"><text:span text:style-name="T2">Pourquoi, Marie, te frappe d&amp;apos;étonnement * ce qui se produit au fond de toi</text:span><text:span text:style-name="T1"> </text:span><text:span text:style-name="T2">?</text:span><text:span text:style-name="T1"> </text:span><text:span text:style-name="T2">* - C&amp;apos;est que, dit-elle, j&amp;apos;enfante dans le temps un Fils intemporel, * sans que la conception de l&amp;apos;enfant m&amp;apos;ait été enseignée. * Étant</text:span><text:span text:style-name="T1"> </text:span><text:span text:style-name="T2">vierge, comment puis-je avoir un fils</text:span><text:span text:style-name="T1"> </text:span><text:span text:style-name="T2">?</text:span><text:span text:style-name="T1"> </text:span><text:span text:style-name="T2">* Qui vit jamais virginale conception</text:span><text:span text:style-name="T1"> </text:span><text:span text:style-name="T2">?</text:span><text:span text:style-name="T1"> </text:span><text:span text:style-name="T2">* Mais lorsque Dieu le veut ainsi, * l&amp;apos;ordre naturel est vaincu, c&amp;apos;est écrit. * Le Christ est né de la Vierge à Bethléem de Judée. </text:span></text:p>
      <text:p text:style-name="P2"><text:span text:style-name="T4">Après le Polyéléos</text:span><text:span text:style-name="T1"> </text:span><text:span text:style-name="T4">:</text:span><text:span text:style-name="T1"> </text:span></text:p>
      <text:p text:style-name="P2"><text:span text:style-name="T3">Mégalynaire</text:span><text:span text:style-name="T1"> </text:span></text:p>
      <text:p text:style-name="P2"><text:span text:style-name="T2">Nous te magnifions, ô Christ, source de vie, qui pour nous en ce jour as pris chair en toute pureté de la sainte Vierge Marie.</text:span><text:span text:style-name="T1"> </text:span></text:p>
      <text:p text:style-name="P2"><text:span text:style-name="T4">Versets 1</text:span><text:span text:style-name="T1"> </text:span><text:span text:style-name="T4">:</text:span><text:span text:style-name="T1"> </text:span><text:span text:style-name="T2">Acclamez Dieu, tous les habitants de la terre, chantez à la gloire de son nom. </text:span><text:span text:style-name="T4">2</text:span><text:span text:style-name="T1"> </text:span><text:span text:style-name="T4">:</text:span><text:span text:style-name="T1"> </text:span><text:span text:style-name="T2">À son peuple il envoie la rédemption, saint et redoutable est son nom. </text:span><text:span text:style-name="T4">3</text:span><text:span text:style-name="T1"> </text:span><text:span text:style-name="T4">:</text:span><text:span text:style-name="T1"> </text:span><text:span text:style-name="T2">Il m&amp;apos;invoquera</text:span><text:span text:style-name="T1"> </text:span><text:span text:style-name="T2">:</text:span><text:span text:style-name="T1"> </text:span><text:span text:style-name="T2">Tu es mon Père. </text:span><text:span text:style-name="T4">4</text:span><text:span text:style-name="T1"> </text:span><text:span text:style-name="T4">:</text:span><text:span text:style-name="T1"> </text:span><text:span text:style-name="T2">Et moi, j&amp;apos;en ferai le premier-né, plus haut que les rois de la terre. </text:span><text:span text:style-name="T4">5</text:span><text:span text:style-name="T1"> </text:span><text:span text:style-name="T4">:</text:span><text:span text:style-name="T1"> </text:span><text:span text:style-name="T2">Devant lui se prosterneront tous les rois de la terre. </text:span><text:span text:style-name="T4">6</text:span><text:span text:style-name="T1"> </text:span><text:span text:style-name="T4">:</text:span><text:span text:style-name="T1"> </text:span><text:span text:style-name="T2">Avant l&amp;apos;aurore je t&amp;apos;ai fait naître de mon sein. </text:span><text:span text:style-name="T4">7</text:span><text:span text:style-name="T1"> </text:span><text:span text:style-name="T4">:</text:span><text:span text:style-name="T1"> </text:span><text:span text:style-name="T2">Le Seigneur m&amp;apos;a dit</text:span><text:span text:style-name="T1"> </text:span><text:span text:style-name="T2">:</text:span><text:span text:style-name="T1"> </text:span><text:span text:style-name="T2">Tu es mon Fils, aujourd&amp;apos;hui je t&amp;apos;ai engendré. </text:span></text:p>
      <text:p text:style-name="P3"><text:span text:style-name="T2">Gloire...</text:span><text:span text:style-name="T1"> </text:span><text:span text:style-name="T2">Maintenant...</text:span><text:span text:style-name="T1"> </text:span></text:p>
      <text:p text:style-name="P2"><text:span text:style-name="T2">Alléluia, alléluia, alléluia. Gloire à toi,</text:span><text:span text:style-name="T1"> </text:span><text:span text:style-name="T2">ô Dieu.</text:span><text:span text:style-name="T1"> </text:span><text:span text:style-name="T4">(3 fois)</text:span><text:span text:style-name="T1"> </text:span></text:p>
      <text:p text:style-name="P6">Cathisme, t. 4 </text:p>
      <text:p text:style-name="P2"><text:span text:style-name="T2">Celui que nul espace ne contient, * comment peut-il être contenu dans le sein</text:span><text:span text:style-name="T1"> </text:span><text:span text:style-name="T2">?</text:span><text:span text:style-name="T1"> </text:span><text:span text:style-name="T2">* et celui qui repose dans le sein paternel, * comment une Mère le tient dans ses bras</text:span><text:span text:style-name="T1"> </text:span><text:span text:style-name="T2">?</text:span><text:span text:style-name="T1"> </text:span><text:span text:style-name="T2">* Lui seul le sait, il l&amp;apos;a voulu, * tel a été son bon plaisir. * Lui qui est l&amp;apos;Incorporel, * il s&amp;apos;est incarné librement</text:span><text:span text:style-name="T1"> </text:span><text:span text:style-name="T2">;</text:span><text:span text:style-name="T1"> </text:span><text:span text:style-name="T2">* et pour nous Celui qui est * est devenu ce qu&amp;apos;il n&amp;apos;était</text:span><text:span text:style-name="T1"> </text:span><text:span text:style-name="T2">;</text:span><text:span text:style-name="T1"> </text:span><text:span text:style-name="T2">* sans sortir de sa nature, il prend part * à notre condition humaine. * Dans son désir de compléter * par notre humanité le monde d&amp;apos;en-haut, * le Christ est né en deux natures, homme et Dieu. </text:span></text:p>
      <text:p text:style-name="P2"><text:span text:style-name="T4">Anavathmi, la 1e</text:span><text:span text:style-name="T1"> </text:span><text:span text:style-name="T4">antienne du ton 4</text:span><text:span text:style-name="T1"> </text:span><text:span text:style-name="T4">:</text:span><text:span text:style-name="T1"> </text:span><text:span text:style-name="T2">Dès ma jeunesse.</text:span><text:span text:style-name="T1"> </text:span></text:p>
      <text:p text:style-name="P2"><text:span text:style-name="T3">Prokiménon, t. 4</text:span><text:span text:style-name="T1"> </text:span><text:span text:style-name="T3">:</text:span><text:span text:style-name="T1"> </text:span><text:span text:style-name="T2">Avant l&amp;apos;aurore je t&amp;apos;ai fait naître de mon sein, le Seigneur l&amp;apos;a juré </text:span><text:soft-page-break/><text:span text:style-name="T2">et ne se dédira pas. </text:span><text:span text:style-name="T4">Verset</text:span><text:span text:style-name="T1"> </text:span><text:span text:style-name="T4">:</text:span><text:span text:style-name="T1"> </text:span><text:span text:style-name="T2">Le Seigneur dit à mon Seigneur</text:span><text:span text:style-name="T1"> </text:span><text:span text:style-name="T2">:</text:span><text:span text:style-name="T1"> </text:span><text:span text:style-name="T2">Siège à ma droite, de tes ennemis je ferai l&amp;apos;escabeau de tes pieds. </text:span></text:p>
      <text:p text:style-name="P2"><text:span text:style-name="T2">Que tout ce qui vit et respire loue le Seigneur. </text:span><text:span text:style-name="T4">Évangile et Psaume 50. </text:span></text:p>
      <text:p text:style-name="P3"><text:span text:style-name="T2">Gloire, t. 2</text:span><text:span text:style-name="T1"> </text:span><text:span text:style-name="T2">:</text:span><text:span text:style-name="T1"> </text:span></text:p>
      <text:p text:style-name="P8">L&amp;apos;univers en ce jour est comblé d&amp;apos;allégresse, * car le Christ est né * de la Vierge à Bethléem. </text:p>
      <text:p text:style-name="P3"><text:span text:style-name="T2">Maintenant...</text:span><text:span text:style-name="T1"> </text:span></text:p>
      <text:p text:style-name="P2"><text:span text:style-name="T2">L&amp;apos;univers en ce jour...</text:span><text:span text:style-name="T1"> </text:span></text:p>
      <text:p text:style-name="P2"><text:span text:style-name="T2">Aie pitié de moi,</text:span><text:span text:style-name="T1"> </text:span><text:span text:style-name="T2">ô Dieu...</text:span><text:span text:style-name="T1"> </text:span></text:p>
      <text:p text:style-name="P6">t. 6 </text:p>
      <text:p text:style-name="P2"><text:span text:style-name="T2">Gloire à Dieu au plus haut des cieux * et paix sur la terre. * Bethléem accueille en ce jour * celui qui siège avec le Père éternellement. * Les Anges chantent comme Dieu * l&amp;apos;enfant qui vient de naître</text:span><text:span text:style-name="T1"> </text:span><text:span text:style-name="T2">:</text:span><text:span text:style-name="T1"> </text:span><text:span text:style-name="T2">* Gloire à Dieu au plus haut des cieux * et sur la terre paix, * aux hommes bienveillance. </text:span></text:p>
      <text:p text:style-name="P2"><text:span text:style-name="T4">Canon I, œuvre de Cosmos, avec l&amp;apos;acrostiche</text:span><text:span text:style-name="T1"> </text:span><text:span text:style-name="T4">:</text:span><text:span text:style-name="T1"> </text:span><text:span text:style-name="T2">Le Christ fait homme demeure le Dieu qu&amp;apos;il était. </text:span></text:p>
      <text:p text:style-name="P2"><text:span text:style-name="T4">Canon II, ïambique, œuvre du moine Jean,</text:span><text:span text:style-name="T1"> </text:span><text:span text:style-name="T4">avec l&amp;apos;acrostiche en distiques héroélégiaques</text:span><text:span text:style-name="T1"> </text:span><text:span text:style-name="T4">:</text:span><text:span text:style-name="T1"> </text:span></text:p>
      <text:p text:style-name="P10">En des vers éloquents ces hymnes vont chanter </text:p>
      <text:p text:style-name="P10">le Fils de Dieu pour les mortels né sur la terre, </text:p>
      <text:p text:style-name="P10">de ses funestes maux voulant la racheter. </text:p>
      <text:p text:style-name="P2"><text:span text:style-name="T2">De toute peine,</text:span><text:span text:style-name="T1"> </text:span><text:span text:style-name="T2">ô Roi, sauve aussi ton trouvère. </text:span></text:p>
      <text:p text:style-name="P2"><text:span text:style-name="T4">À la fin de chaque ode, catavasies</text:span><text:span text:style-name="T1"> </text:span><text:span text:style-name="T4">:</text:span><text:span text:style-name="T1"> </text:span><text:span text:style-name="T4">les deux hirmi. </text:span></text:p>
      <text:p text:style-name="P6">Ode 1, t. 1 </text:p>
      <text:p text:style-name="P2"><text:span text:style-name="T3">« </text:span><text:span text:style-name="T2">Le Christ vient au monde, glorifiez-le, * le Christ descend des cieux, allez à sa rencontre</text:span><text:span text:style-name="T1"> </text:span><text:span text:style-name="T2">;</text:span><text:span text:style-name="T1"> </text:span><text:span text:style-name="T2">* sur terre voici le Christ, exaltez-le, * terre entière, chante pour le Seigneur, * peuples, louez-le dans l&amp;apos;allégresse, * car il s&amp;apos;est couvert de gloire.</text:span><text:span text:style-name="T1"> </text:span><text:span text:style-name="T2">»</text:span><text:span text:style-name="T1"> </text:span></text:p>
      <text:p text:style-name="P8">Gloire, Seigneur, à ta sainte Nativité. </text:p>
      <text:p text:style-name="P8">L&amp;apos;homme flétri à cause du péché, * jadis image et ressemblance de Dieu, * puis tout entier soumis à corruption * et des trésors de vie divine déchu, * le sage Créateur le façonne de nouveau, * car il s&amp;apos;est couvert de gloire. </text:p>
      <text:p text:style-name="P2"><text:span text:style-name="T2">Le Créateur, voyant perdu * l&amp;apos;homme que ses mains ont façonné, * descend en inclinant les cieux</text:span><text:span text:style-name="T1"> </text:span><text:span text:style-name="T2">;</text:span><text:span text:style-name="T1"> </text:span><text:span text:style-name="T2">* né de la Vierge sainte, immaculée, * il assume tout son être avec sa chair en vérité, * car il s&amp;apos;est couvert de gloire. </text:span></text:p>
      <text:p text:style-name="P8">Sagesse, Verbe et Puissance de Dieu, * Fils du Père et son reflet, * le Christ notre Dieu, à l&amp;apos;insu * des puissances de là-haut et d&amp;apos;ici-bas, * s&amp;apos;est fait homme et nous reprend comme son bien, car il s&amp;apos;est couvert de gloire. </text:p>
      <text:p text:style-name="P12"><text:soft-page-break/>*   *   *</text:p>
      <text:p text:style-name="P2"><text:span text:style-name="T2">« Celui qui fait merveilles, le Seigneur, * sauva son peuple en asséchant * le flot humide de la mer</text:span><text:span text:style-name="T1"> </text:span><text:span text:style-name="T2">;</text:span><text:span text:style-name="T1"> </text:span><text:span text:style-name="T2">* né de la Vierge de plein gré, * il aplanit pour nous * le chemin du ciel</text:span><text:span text:style-name="T1"> </text:span><text:span text:style-name="T2">;</text:span><text:span text:style-name="T1"> </text:span><text:span text:style-name="T2">* en ses natures égal au Père et aux mortels, * nous le glorifions.</text:span><text:span text:style-name="T1"> </text:span><text:span text:style-name="T2">»</text:span><text:span text:style-name="T1"> </text:span></text:p>
      <text:p text:style-name="P2"><text:span text:style-name="T2">Des entrailles sanctifiées * clairement préfigurées par le buisson non consumé * ont porté le Verbe Dieu * uni à la nature des humains * pour délivrer le sein d&amp;apos;Ève infortuné * de l&amp;apos;antique malédiction</text:span><text:span text:style-name="T1"> </text:span><text:span text:style-name="T2">;</text:span><text:span text:style-name="T1"> </text:span><text:span text:style-name="T2">* et nous les mortels, * nous le glorifions. </text:span></text:p>
      <text:p text:style-name="P2"><text:span text:style-name="T2">Ô Verbe dont l&amp;apos;éclat * précède le soleil * et qui vins mettre fin au péché, * l&amp;apos;étoile te montra aux Mages clairement * dans une pauvre grotte, Dieu compatissant</text:span><text:span text:style-name="T1"> </text:span><text:span text:style-name="T2">;</text:span><text:span text:style-name="T1"> </text:span><text:span text:style-name="T2">* et dans les langes qui t&amp;apos;enveloppaient ils te virent, pleins de joie, * à la fois mortel et Seigneur. </text:span></text:p>
      <text:p text:style-name="P2"> </text:p>
      <text:p text:style-name="P6">Ode 3 </text:p>
      <text:p text:style-name="P2"><text:span text:style-name="T2">« Avant les siècles, * le Fils est engendré * par le Père ineffablement</text:span><text:span text:style-name="T1"> </text:span><text:span text:style-name="T2">;</text:span><text:span text:style-name="T1"> </text:span><text:span text:style-name="T2">* et dans ces derniers temps * sans semence, d&amp;apos;une Vierge il a pris chair</text:span><text:span text:style-name="T1"> </text:span><text:span text:style-name="T2">;</text:span><text:span text:style-name="T1"> </text:span><text:span text:style-name="T2">* chantons au Seigneur</text:span><text:span text:style-name="T1"> </text:span><text:span text:style-name="T2">:</text:span><text:span text:style-name="T1"> </text:span><text:span text:style-name="T2">* Toi qui relèves notre front, * tu es saint, ô Christ notre Dieu.</text:span><text:span text:style-name="T1"> </text:span><text:span text:style-name="T2">»</text:span><text:span text:style-name="T1"> </text:span></text:p>
      <text:p text:style-name="P2"><text:span text:style-name="T2">Le premier homme * dont l&amp;apos;argile communiait au souffle divin * mais que la ruse féminine * avait fait choir vers la corruption, * Adam, voyant né d&amp;apos;une femme le Seigneur, * s&amp;apos;écria</text:span><text:span text:style-name="T1"> </text:span><text:span text:style-name="T2">:</text:span><text:span text:style-name="T1"> </text:span><text:span text:style-name="T2">Toi qui pour moi es devenu semblable à moi, * tu es saint, ô Christ notre Dieu. </text:span></text:p>
      <text:p text:style-name="P8">Toi qui pris la forme * de l&amp;apos;humble créature faite de limon * et qui, participant à notre pauvre chair, * lui communiquas ta divinité, * devenant homme et restant Dieu, * toi qui relèves notre front, * tu es saint, ô Christ et Seigneur. </text:p>
      <text:p text:style-name="P8">Bethléem, réjouis-toi, * reine des villes de Juda, * car le Pasteur d&amp;apos;Israël, * celui qui est <text:line-break/> porté * sur les épaules des Chérubins, * le Christ, issu bien clairement de toi * et qui relève notre front, * a sur tous la royauté. </text:p>
      <text:p text:style-name="P12">*   *   *</text:p>
      <text:p text:style-name="P2"><text:span text:style-name="T2">« Agrée les hymnes de tes serviteurs, * Bienfaiteur, en humiliant * le regard hautain de l&amp;apos;Ennemi</text:span><text:span text:style-name="T1"> </text:span><text:span text:style-name="T2">:</text:span><text:span text:style-name="T1"> </text:span><text:span text:style-name="T2">* toi qui vois le monde entier, * porte loin de tout péché * et sûrement affermis * sur la base de la foi * ceux qui te chantent, Seigneur.</text:span><text:span text:style-name="T1"> </text:span><text:span text:style-name="T2">»</text:span><text:span text:style-name="T1"> </text:span></text:p>
      <text:p text:style-name="P8">Le chœur pastoral admis à voir * le très auguste enfantement * de l&amp;apos;Épouse immaculée * fut frappé d&amp;apos;étonnement * par la merveille dépassant l&amp;apos;entendement, * lorsque l&amp;apos;armée des Anges incorporels * chantait le Christ, ce Roi * virginalement incarné. </text:p>
      <text:p text:style-name="P2"><text:span text:style-name="T2">Celui qui règne au ciel très-haut * en sa miséricorde arrive parmi nous * de la Vierge inépousée</text:span><text:span text:style-name="T1"> </text:span><text:span text:style-name="T2">;</text:span><text:span text:style-name="T1"> </text:span><text:span text:style-name="T2">* étant d&amp;apos;abord immatériel, * le Verbe en ces temps ultimes * s&amp;apos;appesantit de notre chair, * pour qu&amp;apos;après sa chute le premier-créé * puisse s&amp;apos;élever jusqu&amp;apos;à lui. </text:span></text:p>
      <text:p text:style-name="P6">Hypokoï, t. 8 </text:p>
      <text:p text:style-name="P2"><text:span text:style-name="T2">Ce sont les prémices des nations que t&amp;apos;amena le ciel, * Enfant couché dans une crèche, en appelant * par une étoile les Mages d&amp;apos;Orient</text:span><text:span text:style-name="T1"> </text:span><text:span text:style-name="T2">;</text:span><text:span text:style-name="T1"> </text:span><text:span text:style-name="T2">* ce qui les frappa, ce ne fut ni sceptre ni trône, </text:span><text:soft-page-break/><text:span text:style-name="T2">mais ton extrême pauvreté</text:span><text:span text:style-name="T1"> </text:span><text:span text:style-name="T2">;</text:span><text:span text:style-name="T1"> </text:span><text:span text:style-name="T2">* quoi de plus ordinaire que la grotte, en effet, * et quoi de plus humble que les langes, dans lesquels * resplendirent les trésors de ta divinité. Seigneur, gloire à toi. </text:span></text:p>
      <text:p text:style-name="P2"><text:span text:style-name="T4">ou bien</text:span><text:span text:style-name="T1"> </text:span><text:span text:style-name="T4">:</text:span><text:span text:style-name="T1"> </text:span></text:p>
      <text:p text:style-name="P6">Cathisme, t. 8 </text:p>
      <text:p text:style-name="P2"><text:span text:style-name="T2">Le ciel se réjouisse et la terre exulte de joie, * puisqu&amp;apos;est né sur terre l&amp;apos;Agneau de Dieu * accordant au monde la rédemption. * Car le Verbe, qui est dans le sein du Père, est issu * sans semence, de la Vierge immaculée</text:span><text:span text:style-name="T1"> </text:span><text:span text:style-name="T2">;</text:span><text:span text:style-name="T1"> </text:span><text:span text:style-name="T2">* les Mages s&amp;apos;extasièrent en le voyant à Bethléem * naître comme un enfant que glorifie l&amp;apos;univers. </text:span></text:p>
      <text:p text:style-name="P6">Ode 4 </text:p>
      <text:p text:style-name="P2"><text:span text:style-name="T2">« Comme le rameau fleuri de la racine de Jessé, * de la Vierge, Seigneur, * tu es issu tel une fleur</text:span><text:span text:style-name="T1"> </text:span><text:span text:style-name="T2">;</text:span><text:span text:style-name="T1"> </text:span><text:span text:style-name="T2">* de la montagne ombragée, * ô Christ, objet de nos chants, * tu es venu en <text:line-break/> t&amp;apos;incarnant * de la Vierge inépousée, * toi le Dieu immatériel. * Gloire à ta puissance, Seigneur.</text:span><text:span text:style-name="T1"> </text:span><text:span text:style-name="T2">»</text:span><text:span text:style-name="T1"> </text:span></text:p>
      <text:p text:style-name="P8">Toi que Jacob avait prédit jadis * comme l&amp;apos;attente des nations, * ô Christ, tu t&amp;apos;es levé * de la tribu de Juda * et tu es venu t&amp;apos;emparer * de la puissance de Damas * et du butin de Samarie, * changeant l&amp;apos;erreur en foi divine. * Gloire à ta puissance, Seigneur. </text:p>
      <text:p text:style-name="P2"><text:span text:style-name="T2">Les sages scrutateurs des astres devenus * disciples des paroles prononcées * jadis par le devin Balaam, * ô Maître, tu les as comblés * d&amp;apos;allégresse en te levant * comme l&amp;apos;astre de Jacob</text:span><text:span text:style-name="T1"> </text:span><text:span text:style-name="T2">;</text:span><text:span text:style-name="T1"> </text:span><text:span text:style-name="T2">* venus à toi comme prémices des nations, * tu les reçus qui t&amp;apos;apportaient * des présents vraiment dignes de toi. </text:span></text:p>
      <text:p text:style-name="P2"><text:span text:style-name="T2">Comme pluie sur la toison, * comme une ondée sur terre déversée, * ô Christ, tu descendis * dans les entrailles immaculées</text:span><text:span text:style-name="T1"> </text:span><text:span text:style-name="T2">;</text:span><text:span text:style-name="T1"> </text:span><text:span text:style-name="T2">* Tharsis et l&amp;apos;Éthiopie * et les îles d&amp;apos;Arabie, * les princes de Saba, de tout pays, * devant toi, Sauveur, vinrent se prosterner. * Gloire à ta puissance, Seigneur. </text:span></text:p>
      <text:p text:style-name="P12">*   *   *</text:p>
      <text:p text:style-name="P2"><text:span text:style-name="T2">« Le genre humain refaçonné * fut chanté d&amp;apos;avance * jadis par le prophète Habacuc ineffablement admis * à voir sa préfiguration</text:span><text:span text:style-name="T1"> </text:span><text:span text:style-name="T2">;</text:span><text:span text:style-name="T1"> </text:span><text:span text:style-name="T2">* de la montagne virginale en effet * sortit le Verbe nouveau-né, * pour que les peuples en lui soient restaurés.</text:span><text:span text:style-name="T1"> </text:span><text:span text:style-name="T2">»</text:span><text:span text:style-name="T1"> </text:span></text:p>
      <text:p text:style-name="P8">Semblable aux hommes volontairement, * Dieu très-haut, tu es sorti * de la Vierge, en assumant la chair, * pour détruire le venin * de la tête du serpent * et conduire tout mortel * depuis les portes sans soleil * vers la lumière et la vie. </text:p>
      <text:p text:style-name="P8">Nations jadis plongées * dans l&amp;apos;abîme de la corruption * et qui avez échappé * à tous les coups de l&amp;apos;Ennemi, * levez les mains, rythmez vos chants * pour honorer l&amp;apos;unique Bienfaiteur, * le Christ qui vient par compassion * au milieu de nous. </text:p>
      <text:p text:style-name="P8">Vierge issue de la racine de Jessé, * tu dépassas les horizons * de la nature des mortels * en enfantant le Verbe Dieu * qui précède tous les temps, * quand lui-même a bien voulu * franchir en son étrange abaissement * la porte close de ton sein. </text:p>
      <text:p text:style-name="P6">Ode 5 </text:p>
      <text:p text:style-name="P2"><text:soft-page-break/><text:span text:style-name="T2">« Dieu de paix et Père de tendresse, * tu nous envoyas * l&amp;apos;Ange de ton Grand Conseil pour nous donner la paix</text:span><text:span text:style-name="T1"> </text:span><text:span text:style-name="T2">:</text:span><text:span text:style-name="T1"> </text:span><text:span text:style-name="T2">* guidés vers la lumière du divin savoir * et la nuit veillant devant toi, * Ami des hommes, nous te glorifions.</text:span><text:span text:style-name="T1"> </text:span><text:span text:style-name="T2">»</text:span><text:span text:style-name="T1"> </text:span></text:p>
      <text:p text:style-name="P2"><text:span text:style-name="T2">Pour obéir à l&amp;apos;ordre de César * tu te fis inscrire au nombre des serviteurs, * ô Christ, et tu nous affranchis, * nous les serfs de l&amp;apos;ennemi et du péché</text:span><text:span text:style-name="T1"> </text:span><text:span text:style-name="T2">;</text:span><text:span text:style-name="T1"> </text:span><text:span text:style-name="T2">* et te faisant entièrement pauvre comme nous, * tu divinisas notre limon par union et communion. </text:span></text:p>
      <text:p text:style-name="P2"><text:span text:style-name="T2">Voici, selon l&amp;apos;antique dit, * ayant conçu, la Vierge a enfanté * le Dieu fait homme et est demeurée vierge</text:span><text:span text:style-name="T1"> </text:span><text:span text:style-name="T2">;</text:span><text:span text:style-name="T1"> </text:span><text:span text:style-name="T2">* nous les pécheurs, réconciliés par elle avec lui, * nous la chantons hautement en notre foi * comme la Mère de Dieu. </text:span></text:p>
      <text:p text:style-name="P12">*   *   *</text:p>
      <text:p text:style-name="P2"><text:span text:style-name="T2">« À ceux qui, réveillés des œuvres de la nuit, * ô Christ, et de leur sombre égarement, * t&amp;apos;adressent maintenant * une hymne comme au Bienfaiteur, * viens accorder la rédemption * et le chemin facile à parcourir * sur lequel nous monterons * jusqu&amp;apos;à la gloire que nous espérons.</text:span><text:span text:style-name="T1"> </text:span><text:span text:style-name="T2">»</text:span><text:span text:style-name="T1"> </text:span></text:p>
      <text:p text:style-name="P2"><text:span text:style-name="T2">Le Maître, ayant par sa venue</text:span><text:span text:style-name="T1"> </text:span><text:span text:style-name="T2">dans la chair * une fois pour toutes retranché * la cruelle inimitié entre les hommes et Dieu, * détruisit la force du funeste Meurtrier, * mettant le monde en liaison * avec les êtres immatériels * et rétablissant la faveur * du Père envers la création. </text:span></text:p>
      <text:p text:style-name="P2"><text:span text:style-name="T2">Le peuple enténébré jadis * a pu voir en plein jour * la lumière des splendeurs d&amp;apos;en-haut</text:span><text:span text:style-name="T1"> </text:span><text:span text:style-name="T2">;</text:span><text:span text:style-name="T1"> </text:span><text:span text:style-name="T2">* car le Fils amène à Dieu * en héritage les nations * et c&amp;apos;est la grâce ineffable qu&amp;apos;il distribue * là-même où le péché * avait fleuri en abondance.</text:span></text:p>
      <text:p text:style-name="P13"> </text:p>
      <text:p text:style-name="P6">Ode 6 </text:p>
      <text:p text:style-name="P2"><text:span text:style-name="T2">« De ses entrailles, comme il l&amp;apos;avait reçu, * le monstre a rejeté Jonas * comme du sein le nouveau-né</text:span><text:span text:style-name="T1"> </text:span><text:span text:style-name="T2">;</text:span><text:span text:style-name="T1"> </text:span><text:span text:style-name="T2">* et le Verbe pareillement, * est demeuré dans le sein de la Vierge, * il prit chair et en sortit, * lui conservant son intégrité, * car il a préservé en celle qui l&amp;apos;enfanta * sa virginité.</text:span><text:span text:style-name="T1"> </text:span><text:span text:style-name="T2">»</text:span><text:span text:style-name="T1"> </text:span></text:p>
      <text:p text:style-name="P2"><text:span text:style-name="T2">Il est venu en s&amp;apos;incarnant, * le Christ notre Dieu * que le Père engendre avant l&amp;apos;aurore de son sein</text:span><text:span text:style-name="T1"> </text:span><text:span text:style-name="T2">;</text:span><text:span text:style-name="T1"> </text:span><text:span text:style-name="T2">* lui qui tient les rênes des Puissances immaculées, * il repose dans la crèche des bestiaux * et de pauvres langes il est emmailloté</text:span><text:span text:style-name="T1"> </text:span><text:span text:style-name="T2">;</text:span><text:span text:style-name="T1"> </text:span><text:span text:style-name="T2">* mais il défait ainsi les liens * si fort enchevêtrés * de nos transgressions. </text:span></text:p>
      <text:p text:style-name="P2"><text:span text:style-name="T2">Le Fils est enfanté * comme enfant nouveau-né * de l&amp;apos;antique pâte dont fut fait Adam * et c&amp;apos;est ainsi qu&amp;apos;il est donné aux croyants</text:span><text:span text:style-name="T1"> </text:span><text:span text:style-name="T2">;</text:span><text:span text:style-name="T1"> </text:span><text:span text:style-name="T2">* il est Père et Prince du siècle à venir, * on l&amp;apos;appelle l&amp;apos;Ange du Grand Conseil, * et c&amp;apos;est lui le Dieu fort, * le Maître tout-puissant * de la création. </text:span></text:p>
      <text:p text:style-name="P12">*   *   *</text:p>
      <text:p text:style-name="P2"><text:span text:style-name="T2">« Logeant au sein des flots, * Jonas te priait de venir * et d&amp;apos;en calmer l&amp;apos;agitation</text:span><text:span text:style-name="T1"> </text:span><text:span text:style-name="T2">;</text:span><text:span text:style-name="T1"> </text:span><text:span text:style-name="T2">* et moi, percé de coups par le tyran, * je m&amp;apos;adresse à toi, ô Christ, * toi qui délivres du mal, * pour que ma lâcheté soit prévenue * par ta prompte venue.</text:span><text:span text:style-name="T1"> </text:span><text:span text:style-name="T2">»</text:span><text:span text:style-name="T1"> </text:span></text:p>
      <text:p text:style-name="P2"><text:span text:style-name="T2">Dieu le Verbe qui était * au commencement auprès de Dieu, * voyant que jadis * notre nature </text:span><text:soft-page-break/><text:span text:style-name="T2">n&amp;apos;avait pu se garder, * la raffermit maintenant, * lui-même descendu pour une seconde participation * et la faisant à nouveau * paraître libre des passions. </text:span></text:p>
      <text:p text:style-name="P8">Pour nous il est issu * de la lignée d&amp;apos;Abraham, * afin de relever ses fils tombés * dans les ténèbres du péché * qui les avait courbés vers la terre, * lui qui habite la lumière et malgré sa dignité * a bien voulu loger dans la crèche * pour le salut des mortels. </text:p>
      <text:p text:style-name="P6">Kondakion, t. 3</text:p>
      <text:p text:style-name="P8">La Vierge en ce jour enfante le suprême Dieu * et la terre offre asile en une grotte à l&amp;apos;Inaccessible. * Les Anges et les Bergers ensemble chantent sa gloire. * Vers Bethléem une étoile montre aux Mages leur chemin. * Car en ce monde vient pour nous * un enfant nouveau-né * le Dieu d&amp;apos;avant les siècles. </text:p>
      <text:p text:style-name="P6">Ikos</text:p>
      <text:p text:style-name="P2"><text:span text:style-name="T2">Bethléem nous a ouvert l&amp;apos;Éden, * venez et voyons les délices qu&amp;apos;en secret nous y trouvons</text:span><text:span text:style-name="T1"> </text:span><text:span text:style-name="T2">;</text:span><text:span text:style-name="T1"> </text:span><text:span text:style-name="T2">* venez et cueillons à l&amp;apos;intérieur * de la grotte les fruits du Paradis. * C&amp;apos;est là qu&amp;apos;une racine est apparue * qui, sans être arrosée, fit fleurir le pardon</text:span><text:span text:style-name="T1"> </text:span><text:span text:style-name="T2">;</text:span><text:span text:style-name="T1"> </text:span><text:span text:style-name="T2">* c&amp;apos;est là que se trouve le puits non creusé * auquel David désira boire jadis</text:span><text:span text:style-name="T1"> </text:span><text:span text:style-name="T2">;</text:span><text:span text:style-name="T1"> </text:span><text:span text:style-name="T2">* c&amp;apos;est là que la Vierge, ayant mis au monde son enfant, * étancha aussitôt la soif d&amp;apos;Adam et de David</text:span><text:span text:style-name="T1"> </text:span><text:span text:style-name="T2">;</text:span><text:span text:style-name="T1"> </text:span><text:span text:style-name="T2">* aussi hâtons-nous vers ce lieu où vient au monde pour nous * un enfant nouveau-né, le Dieu d&amp;apos;avant les siècles. </text:span></text:p>
      <text:p text:style-name="P2"><text:span text:style-name="T3">Synaxaire</text:span><text:span text:style-name="T1"> </text:span></text:p>
      <text:p text:style-name="P11">Le 25 Décembre, Naissance selon la chair de notre Seigneur, Dieu et Sauveur Jésus Christ.</text:p>
      <text:p text:style-name="P5"><text:span text:style-name="T2">Dieu même est l&amp;apos;enfanté, la Mère est une Vierge</text:span><text:span text:style-name="T1"> </text:span><text:span text:style-name="T2">:</text:span><text:span text:style-name="T1"> </text:span></text:p>
      <text:p text:style-name="P5"><text:span text:style-name="T2">plus grande nouveauté n&amp;apos;a vu la création</text:span><text:span text:style-name="T1"> </text:span><text:span text:style-name="T2">!</text:span><text:span text:style-name="T1"> </text:span></text:p>
      <text:p text:style-name="P10">Le vingt-cinquième jour Dieu prend sa filiation </text:p>
      <text:p text:style-name="P8">de la Vierge Marie, et la grotte l&amp;apos;héberge. </text:p>
      <text:p text:style-name="P9">Ce même jour, Adoration des Mages. </text:p>
      <text:p text:style-name="P10">Devant toi prosternés, les princes des nations </text:p>
      <text:p text:style-name="P8">des Gentils préfigurent les adorations. </text:p>
      <text:p text:style-name="P10">Ce même jour, mémoire des Bergers qui ont vu le Seigneur. </text:p>
      <text:p text:style-name="P10">Délaissant leur troupeau, les Bergers, sans lenteur, </text:p>
      <text:p text:style-name="P8">s&amp;apos;en viennent contempler le Christ, ce bon Pasteur. </text:p>
      <text:p text:style-name="P8">À lui la gloire dans les siècles des siècles. Amen. </text:p>
      <text:p text:style-name="P6">Ode 7 </text:p>
      <text:p text:style-name="P2"><text:span text:style-name="T2">« Les Jeunes Gens élevés dans la piété, * méprisant l&amp;apos;ordre impie du tyran, * furent sans crainte devant le feu, * mais au milieu des flammes ils chantaient</text:span><text:span text:style-name="T1"> </text:span><text:span text:style-name="T2">:</text:span><text:span text:style-name="T1"> </text:span><text:span text:style-name="T2">* Dieu de nos Pères, Seigneur, tu es béni.</text:span><text:span text:style-name="T1"> </text:span><text:span text:style-name="T2">»</text:span><text:span text:style-name="T1"> </text:span></text:p>
      <text:p text:style-name="P2"><text:span text:style-name="T2">Les Bergers veillant aux champs * eurent, étonnés, la lumineuse apparition, * car la gloire du Seigneur les entoura de sa clarté, * puis un Ange leur cria</text:span><text:span text:style-name="T1"> </text:span><text:span text:style-name="T2">:</text:span><text:span text:style-name="T1"> </text:span><text:span text:style-name="T2">Chantez</text:span><text:span text:style-name="T1"> </text:span><text:span text:style-name="T2">:</text:span><text:span text:style-name="T1"> </text:span><text:span text:style-name="T2">Le Christ est né</text:span><text:span text:style-name="T1"> </text:span><text:span text:style-name="T2">;</text:span><text:span text:style-name="T1"> </text:span><text:span text:style-name="T2">* Dieu de nos Pères, Seigneur, tu es béni</text:span><text:span text:style-name="T1"> </text:span><text:span text:style-name="T2">!</text:span><text:span text:style-name="T1"> </text:span></text:p>
      <text:p text:style-name="P2"><text:soft-page-break/><text:span text:style-name="T2">Soudain, tandis que l&amp;apos;Ange leur parlait encor, * les armées célestes s&amp;apos;écrièrent</text:span><text:span text:style-name="T1"> </text:span><text:span text:style-name="T2">:</text:span><text:span text:style-name="T1"> </text:span><text:span text:style-name="T2">Gloire à <text:line-break/> Dieu * au plus haut des cieux, et paix sur la terre, * aux hommes bienveillance, car le Christ a resplendi. * Dieu de nos Pères, Seigneur, tu es béni. </text:span></text:p>
      <text:p text:style-name="P2"><text:span text:style-name="T2">Quelle est cette parole</text:span><text:span text:style-name="T1"> </text:span><text:span text:style-name="T2">?</text:span><text:span text:style-name="T1"> </text:span><text:span text:style-name="T2">dirent les Bergers</text:span><text:span text:style-name="T1"> </text:span><text:span text:style-name="T2">;</text:span><text:span text:style-name="T1"> </text:span><text:span text:style-name="T2">* allons voir l&amp;apos;événement, le Christ divin</text:span><text:span text:style-name="T1"> </text:span><text:span text:style-name="T2">;</text:span><text:span text:style-name="T1"> </text:span><text:span text:style-name="T2">* Et parvenus à Bethléem, se prosternant * devant lui, avec sa Mère ils psalmodiaient</text:span><text:span text:style-name="T1"> </text:span><text:span text:style-name="T2">:</text:span><text:span text:style-name="T1"> </text:span><text:span text:style-name="T2">* Dieu de nos Pères, Seigneur, tu es béni. </text:span></text:p>
      <text:p text:style-name="P12">*   *   *</text:p>
      <text:p text:style-name="P2"><text:span text:style-name="T2">« Épris d&amp;apos;amour divin * pour le Roi de l&amp;apos;univers, * les Jeunes Gens ont méprisé * le bavardage impie d&amp;apos;un tyran * à l&amp;apos;insatiable orgueil, * et l&amp;apos;immense flamme recula, * préservant ceux qui chantaient au Seigneur</text:span><text:span text:style-name="T1"> </text:span><text:span text:style-name="T2">:</text:span><text:span text:style-name="T1"> </text:span><text:span text:style-name="T2">* Pour les siècles tu es béni.</text:span><text:span text:style-name="T1"> </text:span><text:span text:style-name="T2">»</text:span><text:span text:style-name="T1"> </text:span></text:p>
      <text:p text:style-name="P8">Elle brûle les serviteurs sans pitié, * mais épargne les Jeunes Gens, * la flamme sifflant et crépitant * et s&amp;apos;élevant d&amp;apos;une septuple ardeur, * car sur ceux qu&amp;apos;elle entourait * le Seigneur a répandu * à cause de leur piété * l&amp;apos;abondante rosée. </text:p>
      <text:p text:style-name="P8">Toi qui nous viens en aide, Jésus Christ, * prenant ineffablement pour bouclier * l&amp;apos;incarnation, tu couvris de honte * l&amp;apos;adversaire des mortels * et tu leur fis le don sous cette forme * de leur propre divinisation * dont le désir nous fit tomber de haut * dans les gouffres ténébreux. </text:p>
      <text:p text:style-name="P2"><text:span text:style-name="T2">D&amp;apos;un monde pris par les passions, * Tout-puissant, tu as détruit le péché * avec son regard farouche, son orgueil infini, * son délire malséant</text:span><text:span text:style-name="T1"> </text:span><text:span text:style-name="T2">;</text:span><text:span text:style-name="T1"> </text:span><text:span text:style-name="T2">* ceux qu’il avait jadis entraînés, * en ce jour, Bienfaiteur, tu les sauves de ses filets * en t&amp;apos;incarnant, de plein gré. </text:span></text:p>
      <text:p text:style-name="P6">Ode 8</text:p>
      <text:p text:style-name="P2"><text:span text:style-name="T2">« La fournaise qui distille la rosée * préfigure la merveille où la nature est dépassée</text:span><text:span text:style-name="T1"> </text:span><text:span text:style-name="T2">;</text:span><text:span text:style-name="T1"> </text:span><text:span text:style-name="T2">* car les Jeunes Gens qu&amp;apos;elle a reçus, * elle se garda de les brûler, * comme le feu de la divinité * habita le sein de la Vierge sans le consumer. * Aussi chantons joyeusement</text:span><text:span text:style-name="T1"> </text:span><text:span text:style-name="T2">:</text:span><text:span text:style-name="T1"> </text:span><text:span text:style-name="T2">* L&amp;apos;entière création bénisse le Seigneur * et l&amp;apos;exalte dans tous les siècles</text:span><text:span text:style-name="T1"> </text:span><text:span text:style-name="T2">! »</text:span><text:span text:style-name="T1"> </text:span></text:p>
      <text:p text:style-name="P2"><text:span text:style-name="T2">La fille de Babylone emmène de Sion * en captivité les fils de David</text:span><text:span text:style-name="T1"> </text:span><text:span text:style-name="T2">;</text:span><text:span text:style-name="T1"> </text:span><text:span text:style-name="T2">* mais elle envoie les Mages, ses enfants, * porteurs de cadeaux, pour implorer * la fille de David * qui porte dans ses bras le Fils de Dieu</text:span><text:span text:style-name="T1"> </text:span><text:span text:style-name="T2">;</text:span><text:span text:style-name="T1"> </text:span><text:span text:style-name="T2">* aussi chantons joyeusement</text:span><text:span text:style-name="T1"> </text:span><text:span text:style-name="T2">:</text:span><text:span text:style-name="T1"> </text:span><text:span text:style-name="T2">* L&amp;apos;entière création bénisse le Seigneur * et l&amp;apos;exalte dans tous les siècles</text:span><text:span text:style-name="T1"> </text:span><text:span text:style-name="T2">!</text:span><text:span text:style-name="T1"> </text:span></text:p>
      <text:p text:style-name="P2"><text:span text:style-name="T2">Le deuil avait suspendu * le chant des harpes de Sion, * car ses enfants ne chantaient plus * sur la terre des étrangers</text:span><text:span text:style-name="T1"> </text:span><text:span text:style-name="T2">;</text:span><text:span text:style-name="T1"> </text:span><text:span text:style-name="T2">* mais le Christ né à Bethléem * brise toute erreur et délie la voix des instruments</text:span><text:span text:style-name="T1"> </text:span><text:span text:style-name="T2">;</text:span><text:span text:style-name="T1"> </text:span><text:span text:style-name="T2">* aussi chantons joyeusement</text:span><text:span text:style-name="T1"> </text:span><text:span text:style-name="T2">:</text:span><text:span text:style-name="T1"> </text:span><text:span text:style-name="T2">* L&amp;apos;entière création bénisse le Seigneur * et l&amp;apos;exalte dans tous les siècles</text:span><text:span text:style-name="T1"> </text:span><text:span text:style-name="T2">!</text:span><text:span text:style-name="T1"> </text:span></text:p>
      <text:p text:style-name="P2"><text:span text:style-name="T2">Babylone avait reçu * le butin de guerre et les trésors * de la Reine de Sion</text:span><text:span text:style-name="T1"> </text:span><text:span text:style-name="T2">;</text:span><text:span text:style-name="T1"> </text:span><text:span text:style-name="T2">* mais les trésors de Babylone, c&amp;apos;est le Christ * qui les attire dans Sion avec les Rois * scrutateurs des astres guidés par un astre</text:span><text:span text:style-name="T1"> </text:span><text:span text:style-name="T2">;</text:span><text:span text:style-name="T1"> </text:span><text:span text:style-name="T2">* aussi chantons joyeusement</text:span><text:span text:style-name="T1"> </text:span><text:span text:style-name="T2">:</text:span><text:span text:style-name="T1"> </text:span><text:span text:style-name="T2">* L&amp;apos;entière création bénisse le Seigneur * et l&amp;apos;exalte dans tous les siècles</text:span><text:span text:style-name="T1"> </text:span><text:span text:style-name="T2">!</text:span><text:span text:style-name="T1"> </text:span></text:p>
      <text:p text:style-name="P12">*   *   *</text:p>
      <text:p text:style-name="P2"><text:span text:style-name="T2">« Les Jeunes Gens qui dans l&amp;apos;antique Testament * furent dans le feu sans être consumés * sont </text:span><text:soft-page-break/><text:span text:style-name="T2">l&amp;apos;image du sein virginal * enfantant de merveilleuse façon * tout en restant scellé</text:span><text:span text:style-name="T1"> </text:span><text:span text:style-name="T2">;</text:span><text:span text:style-name="T1"> </text:span><text:span text:style-name="T2">* la même grâce qui agit dans les deux cas * par un miracle étonnant * invite les peuples à chanter.</text:span><text:span text:style-name="T1"> </text:span><text:span text:style-name="T2">»</text:span><text:span text:style-name="T1"> </text:span></text:p>
      <text:p text:style-name="P8">Délivrée de l&amp;apos;impure tentation * d&amp;apos;être divinisée par séduction, * la création tout entière * comme les Jeunes Gens * chante avec tremblement * le Verbe éternel en son abaissement, * craignant d&amp;apos;offrir une louange sans crédit, * étant corruptible, malgré la sagesse qui la soutient. </text:p>
      <text:p text:style-name="P8">Tu viens pour ramener, * toi, l&amp;apos;Eveil des nations, * l&amp;apos;errante humanité * des collines désolées * aux pâturages pleins de fleurs * et mettre fin à la force brutale du Meurtrier, * te montrant dans ta prévenance * à la fois homme et Dieu. </text:p>
      <text:p text:style-name="P6">Ode 9 </text:p>
      <text:p text:style-name="P4"><text:span text:style-name="T2">Magnifie,</text:span><text:span text:style-name="T1"> </text:span><text:span text:style-name="T2">ô mon âme, * la Toute-sainte et immaculée, * plus vénérable et plus glorieuse * que toutes les Puissances des cieux, * la Mère de Dieu. </text:span></text:p>
      <text:p text:style-name="P2"><text:span text:style-name="T2">« Je vois un mystère étonnant * qui dépasse l&amp;apos;entendement</text:span><text:span text:style-name="T1"> </text:span><text:span text:style-name="T2">:</text:span><text:span text:style-name="T1"> </text:span><text:span text:style-name="T2">* une grotte est devenue le Ciel * et la Vierge remplace le trône des Chérubins</text:span><text:span text:style-name="T1"> </text:span><text:span text:style-name="T2">;</text:span><text:span text:style-name="T1"> </text:span><text:span text:style-name="T2">* le crèche est la demeure où repose * le Christ notre Dieu infini * que nous chantons et magnifions.</text:span><text:span text:style-name="T1"> </text:span><text:span text:style-name="T2">»</text:span><text:span text:style-name="T1"> </text:span></text:p>
      <text:p text:style-name="P4"><text:span text:style-name="T2">Magnifie,</text:span><text:span text:style-name="T1"> </text:span><text:span text:style-name="T2">ô mon âme, * le Dieu qui dans la chair est né de la Vierge. </text:span></text:p>
      <text:p text:style-name="P11">Magnifie, ô mon âme, * le Roi qui humblement est né dans la grotte. </text:p>
      <text:p text:style-name="P8">Voyant le cours inhabituel * d&amp;apos;un astre nouveau, sans précédent, * illuminant le ciel de son éclat récent, * les Mages à ce signe ont reconnu * le Christ notre Roi * né sur terre à <text:line-break/> Bethléem * pour notre salut. </text:p>
      <text:p text:style-name="P4"><text:span text:style-name="T2">Magnifie,</text:span><text:span text:style-name="T1"> </text:span><text:span text:style-name="T2">ô mon âme, * le Dieu devant lequel se prosternent les Mages. </text:span></text:p>
      <text:p text:style-name="P4"><text:span text:style-name="T2">Magnifie,</text:span><text:span text:style-name="T1"> </text:span><text:span text:style-name="T2">ô mon âme, * celui qu&amp;apos;annonce aux Mages une étoile. </text:span></text:p>
      <text:p text:style-name="P2"><text:span text:style-name="T2">Comme les Mages demandaient</text:span><text:span text:style-name="T1"> </text:span><text:span text:style-name="T2">:</text:span><text:span text:style-name="T1"> </text:span><text:span text:style-name="T2">* Où est l&amp;apos;enfant Roi nouveau-né * dont l&amp;apos;étoile nous est apparue</text:span><text:span text:style-name="T1"> </text:span><text:span text:style-name="T2">?</text:span><text:span text:style-name="T1"> </text:span><text:span text:style-name="T2">* car nous sommes venus nous prosterner devant lui</text:span><text:span text:style-name="T1"> </text:span><text:span text:style-name="T2">!</text:span><text:span text:style-name="T1"> </text:span><text:span text:style-name="T2">* Hérode, cet ennemi de Dieu, * fut saisi de trouble et de folie, * s&amp;apos;imaginant pouvoir faire disparaître le Christ. </text:span></text:p>
      <text:p text:style-name="P4"><text:span text:style-name="T2">Magnifie, ô mon âme, * la pure Vierge</text:span><text:span text:style-name="T1"> </text:span><text:span text:style-name="T2">qui mit au monde le Christ notre Roi. </text:span></text:p>
      <text:p text:style-name="P11">Les Bergers et les Mages * vinrent adorer le Christ enfant dans la cité de Bethléem. </text:p>
      <text:p text:style-name="P2"><text:span text:style-name="T2">Hérode s&amp;apos;informa exactement * du temps où l&amp;apos;astre avait paru * sous la conduite duquel * les Mages vinrent à Bethléem * se prosterner devant le Christ avec leurs dons</text:span><text:span text:style-name="T1"> </text:span><text:span text:style-name="T2">;</text:span><text:span text:style-name="T1"> </text:span><text:span text:style-name="T2">* mais, reconduits par lui dans leur pays, * ils laissèrent berné le cruel tueur d&amp;apos;enfants. </text:span></text:p>
      <text:p text:style-name="P11">La Vierge en ce jour * enfante le Seigneur à l&amp;apos;intérieur de la grotte * Le Maître en ce jour * naît comme un enfant * d&amp;apos;une Mère Vierge. </text:p>
      <text:p text:style-name="P2"><text:span text:style-name="T2">« Plus facile serait pour nous et peut-être sans danger * de garder un silence respectueux</text:span><text:span text:style-name="T1"> </text:span><text:span text:style-name="T2">;</text:span><text:span text:style-name="T1"> </text:span><text:span text:style-name="T2">* mais, ô Vierge, mettre par amour * sur le métier des hymnes harmonieuses et recherchées * est une œuvre malaisée</text:span><text:span text:style-name="T1"> </text:span><text:span text:style-name="T2">;</text:span><text:span text:style-name="T1"> </text:span><text:span text:style-name="T2">* toi donc, ô Mère, accorde-nous * une force égale à notre bonne intention.</text:span><text:span text:style-name="T1"> </text:span><text:span text:style-name="T2">»</text:span><text:span text:style-name="T1"> </text:span></text:p>
      <text:p text:style-name="P11">En ce jour les Bergers * contemplent le Sauveur * entouré de langes et couché dans la crèche. </text:p>
      <text:p text:style-name="P11">L&amp;apos;intangible Seigneur * en ce jour comme un enfant * est entouré de pauvres langes. </text:p>
      <text:p text:style-name="P4"><text:soft-page-break/><text:span text:style-name="T2">En ce jour la création * exulte d&amp;apos;allégresse et de joie, * car le Christ est né de la jeune Vierge.</text:span><text:span text:style-name="T1"> </text:span></text:p>
      <text:p text:style-name="P11">Les Puissances des cieux * annoncent au monde le Sauveur, * le Seigneur et Maître qui est né. </text:p>
      <text:p text:style-name="P2"><text:span text:style-name="T2">Après avoir contemplé * les figures sans éclat * et les ombres à peine ébauchées * du Verbe qui maintenant a</text:span><text:span text:style-name="T1"> </text:span><text:span text:style-name="T2">resplendi * au sortir de la porte close comme nouveau-né * et jugés dignes de la claire vérité, * à juste titre nous bénissons, * Mère pure, ton sein. </text:span></text:p>
      <text:p text:style-name="P4"><text:span text:style-name="T4">À la place de</text:span><text:span text:style-name="T1"> </text:span><text:span text:style-name="T4">:</text:span><text:span text:style-name="T1"> </text:span><text:span text:style-name="T2">Gloire...</text:span><text:span text:style-name="T1"> </text:span></text:p>
      <text:p text:style-name="P11">Magnifie, ô mon âme, * le Dieu en trois personnes, * l&amp;apos;indivisible majesté. </text:p>
      <text:p text:style-name="P4"><text:span text:style-name="T4">À la place de</text:span><text:span text:style-name="T1"> </text:span><text:span text:style-name="T4">:</text:span><text:span text:style-name="T1"> </text:span><text:span text:style-name="T2">Maintenant...</text:span><text:span text:style-name="T1"> </text:span></text:p>
      <text:p text:style-name="P11">Magnifie, ô mon âme, * celui qui nous rachète * de l&amp;apos;antique malédiction. </text:p>
      <text:p text:style-name="P2"><text:span text:style-name="T2">Ayant trouvé l&amp;apos;objet de son désir * et mérité la venue de Dieu, * le peuple aimant le Christ * implore maintenant * la seconde naissance, celle qui vivifie</text:span><text:span text:style-name="T1"> </text:span><text:span text:style-name="T2">;</text:span><text:span text:style-name="T1"> </text:span><text:span text:style-name="T2">* Vierge pure, accorde-lui * la grâce de se prosterner * devant la gloire de Dieu. </text:span></text:p>
      <text:p text:style-name="P2"><text:span text:style-name="T3">Exapostilaire, t. 3</text:span><text:span text:style-name="T1"> </text:span></text:p>
      <text:p text:style-name="P2"><text:span text:style-name="T2">Il nous a visités du haut des cieux, * le Seigneur qui nous sauve, * Soleil levant plus brillant que tout soleil</text:span><text:span text:style-name="T1"> </text:span><text:span text:style-name="T2">;</text:span><text:span text:style-name="T1"> </text:span><text:span text:style-name="T2">* nous qui étions dans les ténèbres et dans l&amp;apos;ombre de l&amp;apos;erreur, * nous avons trouvé la vérité, * car la Vierge à Bethléem * enfante le Seigneur notre Dieu. </text:span></text:p>
      <text:p text:style-name="P6">Laudes. t. 4 </text:p>
      <text:p text:style-name="P2"><text:span text:style-name="T2">Justes, réjouissez-vous, * cieux, tressaillez d&amp;apos;allégresse, * bondissez, montagnes, car le Christ est né</text:span><text:span text:style-name="T1"> </text:span><text:span text:style-name="T2">;</text:span><text:span text:style-name="T1"> </text:span><text:span text:style-name="T2">* la Vierge siège à l&amp;apos;instar des Chérubins * et porte sur son sein le Verbe devenu <text:line-break/> chair</text:span><text:span text:style-name="T1"> </text:span><text:span text:style-name="T2">;</text:span><text:span text:style-name="T1"> </text:span><text:span text:style-name="T2">* les Bergers glorifient le nouveau-né, * les Mages portent au Maître leurs présents, * les Anges le célèbrent et lui chantent</text:span><text:span text:style-name="T1"> </text:span><text:span text:style-name="T2">:</text:span><text:span text:style-name="T1"> </text:span><text:span text:style-name="T2">* Insaisissable Seigneur, gloire à toi. </text:span></text:p>
      <text:p text:style-name="P2"><text:span text:style-name="T2">Le Père l&amp;apos;a bien voulu</text:span><text:span text:style-name="T1"> </text:span><text:span text:style-name="T2">;</text:span><text:span text:style-name="T1"> </text:span><text:span text:style-name="T2">* le Verbe s&amp;apos;est fait chair</text:span><text:span text:style-name="T1"> </text:span><text:span text:style-name="T2">;</text:span><text:span text:style-name="T1"> </text:span><text:span text:style-name="T2">* et la Vierge a mis au monde le Dieu incarné</text:span><text:span text:style-name="T1"> </text:span><text:span text:style-name="T2">;</text:span><text:span text:style-name="T1"> </text:span><text:span text:style-name="T2">* l&amp;apos;étoile l&amp;apos;annonce, les Mages se prosternent devant lui</text:span><text:span text:style-name="T1"> </text:span><text:span text:style-name="T2">;</text:span><text:span text:style-name="T1"> </text:span><text:span text:style-name="T2">* les Bergers sont remplis d&amp;apos;émerveillement</text:span><text:span text:style-name="T1"> </text:span><text:span text:style-name="T2">;</text:span><text:span text:style-name="T1"> </text:span><text:span text:style-name="T2">* et la création exulte de joie. </text:span></text:p>
      <text:p text:style-name="P2"><text:span text:style-name="T2">Vierge Mère de Dieu * qui mis au monde le Sauveur, * tu détournas l&amp;apos;antique malédiction de la mère des vivants, * car tu devins Mère de celui en qui le Père se complait, * portant sur ton sein Dieu le Verbe devenu chair. * Ce mystère ne souffre pas d&amp;apos;être scruté</text:span><text:span text:style-name="T1"> </text:span><text:span text:style-name="T2">;</text:span><text:span text:style-name="T1"> </text:span><text:span text:style-name="T2">* c&amp;apos;est dans la seule foi que tous nous voulons le glorifier, * avec toi chanter et nous écrier</text:span><text:span text:style-name="T1"> </text:span><text:span text:style-name="T2">:</text:span><text:span text:style-name="T1"> </text:span><text:span text:style-name="T2">* Inexplicable Seigneur, gloire à toi. </text:span></text:p>
      <text:p text:style-name="P2"><text:span text:style-name="T2">Venez et célébrons * la Mère du Sauveur * qui resta vierge même après l&amp;apos;enfantement</text:span><text:span text:style-name="T1"> </text:span><text:span text:style-name="T2">:</text:span><text:span text:style-name="T1"> </text:span><text:span text:style-name="T2">* Réjouis-toi, Cité vivante de Dieu notre Roi * où le Christ habita pour faire notre salut. * Avec Gabriel nous te chantons, * avec les Bergers te glorifions, * disant</text:span><text:span text:style-name="T1"> </text:span><text:span text:style-name="T2">: ô Mère de Dieu, * prie le Fils incarné de toi, pour que nos âmes soient sauvées. </text:span></text:p>
      <text:p text:style-name="P11">Gloire, t. 6 </text:p>
      <text:p text:style-name="P2"><text:span text:style-name="T2">Lorsque se fit le premier recensement de l&amp;apos;univers * au temps de ta venue sur terre, <text:line-break/></text:span><text:soft-page-break/><text:span text:style-name="T2"> Seigneur, * tu te préparais à inscrire les noms * de ceux dont ta naissance fit des croyants</text:span><text:span text:style-name="T1"> </text:span><text:span text:style-name="T2">;</text:span><text:span text:style-name="T1"> </text:span><text:span text:style-name="T2">* c&amp;apos;est pour cela que fut publié l&amp;apos;édit de César, * car l&amp;apos;éternité de ton royaume céleste entra dans le temps. * C&amp;apos;est pourquoi nous t&amp;apos;offrons, nous aussi, * plutôt qu&amp;apos;un tribut d&amp;apos;or ou d&amp;apos;argent, * la richesse de la vraie foi, * Dieu sauveur de nos âmes.</text:span></text:p>
      <text:p text:style-name="P11">Maintenant, t. 2 </text:p>
      <text:p text:style-name="P2"><text:span text:style-name="T2">En ce jour à Bethléem * le Christ naît d&amp;apos;une Vierge. * En ce jour l&amp;apos;Eternel entre dans le <text:line-break/> temps, * la Parole de Dieu se fait chair. * Les Puissances des cieux se réjouissent * et la terre des hommes tressaille d&amp;apos;allégresse. * Les Mages portent leurs présents, * les Bergers proclament la merveille</text:span><text:span text:style-name="T1"> </text:span><text:span text:style-name="T2">;</text:span><text:span text:style-name="T1"> </text:span><text:span text:style-name="T2">* et nous, sans cesse nous chantons</text:span><text:span text:style-name="T1"> </text:span><text:span text:style-name="T2">:</text:span><text:span text:style-name="T1"> </text:span><text:span text:style-name="T2">* Gloire à Dieu au plus haut des cieux * et paix sur la terre, * aux hommes bienveillance. </text:span></text:p>
      <text:p text:style-name="P2"><text:span text:style-name="T4">Grande Doxologie. Tropaire</text:span><text:span text:style-name="T1"> </text:span><text:span text:style-name="T4">de la</text:span><text:span text:style-name="T1"> </text:span><text:span text:style-name="T4">fête. Litanies</text:span><text:span text:style-name="T1"> </text:span><text:span text:style-name="T4">et Congé. </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fr" fo:country="CA"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CA"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1-26T11:32:37.438000000</dc:date>
    <meta:editing-duration>PT6S</meta:editing-duration>
    <meta:editing-cycles>1</meta:editing-cycles>
    <meta:generator>LibreOffice/7.4.4.2$Windows_X86_64 LibreOffice_project/85569322deea74ec9134968a29af2df5663baa21</meta:generator>
    <meta:document-statistic meta:table-count="0" meta:image-count="0" meta:object-count="0" meta:page-count="18" meta:paragraph-count="248" meta:word-count="9198" meta:character-count="50519" meta:non-whitespace-character-count="41269"/>
  </office:meta>
</office:document-meta>
</file>